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fe48" officeooo:paragraph-rsid="001cfe48"/>
    </style:style>
    <style:style style:name="P2" style:family="paragraph" style:parent-style-name="Standard">
      <style:text-properties fo:font-weight="bold" officeooo:rsid="001cfe48" officeooo:paragraph-rsid="001cfe48" style:font-weight-asian="bold" style:font-weight-complex="bold"/>
    </style:style>
    <style:style style:name="P3" style:family="paragraph" style:parent-style-name="Standard">
      <style:text-properties fo:font-weight="bold" officeooo:rsid="00229a8b" officeooo:paragraph-rsid="00229a8b" style:font-weight-asian="bold" style:font-weight-complex="bold"/>
    </style:style>
    <style:style style:name="P4" style:family="paragraph" style:parent-style-name="Standard">
      <style:text-properties fo:font-weight="normal" officeooo:rsid="001cfe48" officeooo:paragraph-rsid="001cfe48" style:font-weight-asian="normal" style:font-weight-complex="normal"/>
    </style:style>
    <style:style style:name="P5" style:family="paragraph" style:parent-style-name="Standard">
      <style:text-properties fo:font-weight="normal" officeooo:rsid="001e3d40" officeooo:paragraph-rsid="001e3d40" style:font-weight-asian="normal" style:font-weight-complex="normal"/>
    </style:style>
    <style:style style:name="P6" style:family="paragraph" style:parent-style-name="Standard">
      <style:text-properties fo:font-weight="normal" officeooo:rsid="001e606b" officeooo:paragraph-rsid="001e606b" style:font-weight-asian="normal" style:font-weight-complex="normal"/>
    </style:style>
    <style:style style:name="P7" style:family="paragraph" style:parent-style-name="Standard">
      <style:text-properties fo:font-weight="normal" officeooo:rsid="001f6907" officeooo:paragraph-rsid="001f6907" style:font-weight-asian="normal" style:font-weight-complex="normal"/>
    </style:style>
    <style:style style:name="P8" style:family="paragraph" style:parent-style-name="Standard">
      <style:text-properties fo:font-weight="normal" officeooo:rsid="00265105" officeooo:paragraph-rsid="00265105" style:font-weight-asian="normal" style:font-weight-complex="normal"/>
    </style:style>
    <style:style style:name="P9" style:family="paragraph" style:parent-style-name="Standard">
      <style:text-properties fo:font-style="italic" fo:font-weight="normal" officeooo:rsid="00265105" officeooo:paragraph-rsid="00265105" style:font-style-asian="italic" style:font-weight-asian="normal" style:font-style-complex="italic" style:font-weight-complex="normal"/>
    </style:style>
    <style:style style:name="P10" style:family="paragraph" style:parent-style-name="Preformatted_20_Text">
      <style:text-properties fo:font-weight="normal" officeooo:rsid="001cfe48" officeooo:paragraph-rsid="001cfe48" style:font-weight-asian="normal" style:font-weight-complex="normal"/>
    </style:style>
    <style:style style:name="P11" style:family="paragraph" style:parent-style-name="Preformatted_20_Text">
      <style:text-properties fo:font-weight="normal" officeooo:rsid="001e3d40" officeooo:paragraph-rsid="001e3d40" style:font-weight-asian="normal" style:font-weight-complex="normal"/>
    </style:style>
    <style:style style:name="P12" style:family="paragraph" style:parent-style-name="Preformatted_20_Text">
      <style:text-properties fo:font-weight="normal" officeooo:rsid="001f6907" officeooo:paragraph-rsid="001f6907" style:font-weight-asian="normal" style:font-weight-complex="normal"/>
    </style:style>
    <style:style style:name="P13" style:family="paragraph" style:parent-style-name="Preformatted_20_Text">
      <style:text-properties fo:font-weight="bold" officeooo:rsid="00229a8b" officeooo:paragraph-rsid="00250cae" style:font-weight-asian="bold" style:font-weight-complex="bold"/>
    </style:style>
    <style:style style:name="P14" style:family="paragraph" style:parent-style-name="Preformatted_20_Text">
      <style:text-properties fo:font-weight="bold" officeooo:rsid="00229a8b" officeooo:paragraph-rsid="00252616" style:font-weight-asian="bold" style:font-weight-complex="bold"/>
    </style:style>
    <style:style style:name="P15" style:family="paragraph" style:parent-style-name="Preformatted_20_Text">
      <style:text-properties fo:font-weight="bold" officeooo:rsid="00229a8b" officeooo:paragraph-rsid="00292171" style:font-weight-asian="bold" style:font-weight-complex="bold"/>
    </style:style>
    <style:style style:name="P16" style:family="paragraph" style:parent-style-name="Preformatted_20_Text">
      <style:text-properties fo:font-weight="bold" officeooo:rsid="00229a8b" officeooo:paragraph-rsid="002aec55" style:font-weight-asian="bold" style:font-weight-complex="bold"/>
    </style:style>
    <style:style style:name="P17" style:family="paragraph" style:parent-style-name="Preformatted_20_Text">
      <style:text-properties fo:font-weight="bold" officeooo:rsid="00229a8b" officeooo:paragraph-rsid="002c0d36" style:font-weight-asian="bold" style:font-weight-complex="bold"/>
    </style:style>
    <style:style style:name="P18" style:family="paragraph" style:parent-style-name="Preformatted_20_Text">
      <style:text-properties fo:font-weight="bold" officeooo:rsid="00229a8b" officeooo:paragraph-rsid="002c3993" style:font-weight-asian="bold" style:font-weight-complex="bold"/>
    </style:style>
    <style:style style:name="P19" style:family="paragraph" style:parent-style-name="Preformatted_20_Text">
      <style:text-properties fo:font-weight="bold" officeooo:rsid="00229a8b" officeooo:paragraph-rsid="002c8bab" style:font-weight-asian="bold" style:font-weight-complex="bold"/>
    </style:style>
    <style:style style:name="P20" style:family="paragraph" style:parent-style-name="Preformatted_20_Text">
      <style:text-properties fo:font-weight="bold" officeooo:rsid="00229a8b" officeooo:paragraph-rsid="002e31ab" style:font-weight-asian="bold" style:font-weight-complex="bold"/>
    </style:style>
    <style:style style:name="P21" style:family="paragraph" style:parent-style-name="Preformatted_20_Text">
      <style:text-properties fo:font-weight="bold" officeooo:rsid="00229a8b" officeooo:paragraph-rsid="002f0ce6" style:font-weight-asian="bold" style:font-weight-complex="bold"/>
    </style:style>
    <style:style style:name="P22" style:family="paragraph" style:parent-style-name="Preformatted_20_Text">
      <style:text-properties fo:font-weight="bold" officeooo:rsid="00229a8b" officeooo:paragraph-rsid="0030e882" style:font-weight-asian="bold" style:font-weight-complex="bold"/>
    </style:style>
    <style:style style:name="P23" style:family="paragraph" style:parent-style-name="Preformatted_20_Text">
      <style:text-properties fo:font-weight="bold" officeooo:rsid="00229a8b" officeooo:paragraph-rsid="0033cf2d" style:font-weight-asian="bold" style:font-weight-complex="bold"/>
    </style:style>
    <style:style style:name="P24" style:family="paragraph" style:parent-style-name="Preformatted_20_Text">
      <style:text-properties fo:font-weight="bold" officeooo:rsid="00229a8b" officeooo:paragraph-rsid="00346cc2" style:font-weight-asian="bold" style:font-weight-complex="bold"/>
    </style:style>
    <style:style style:name="P25" style:family="paragraph" style:parent-style-name="Preformatted_20_Text">
      <style:text-properties fo:font-weight="bold" officeooo:rsid="00229a8b" officeooo:paragraph-rsid="00352493" style:font-weight-asian="bold" style:font-weight-complex="bold"/>
    </style:style>
    <style:style style:name="P26" style:family="paragraph" style:parent-style-name="Preformatted_20_Text">
      <style:text-properties fo:font-weight="bold" officeooo:rsid="00229a8b" officeooo:paragraph-rsid="00457583" style:font-weight-asian="bold" style:font-weight-complex="bold"/>
    </style:style>
    <style:style style:name="P27" style:family="paragraph" style:parent-style-name="Preformatted_20_Text">
      <style:text-properties fo:font-weight="bold" officeooo:rsid="00229a8b" officeooo:paragraph-rsid="00472288" style:font-weight-asian="bold" style:font-weight-complex="bold"/>
    </style:style>
    <style:style style:name="P28" style:family="paragraph" style:parent-style-name="Preformatted_20_Text">
      <style:text-properties fo:font-weight="bold" officeooo:rsid="00229a8b" officeooo:paragraph-rsid="004877cb" style:font-weight-asian="bold" style:font-weight-complex="bold"/>
    </style:style>
    <style:style style:name="P29" style:family="paragraph" style:parent-style-name="Preformatted_20_Text">
      <style:text-properties officeooo:paragraph-rsid="00352493"/>
    </style:style>
    <style:style style:name="P30" style:family="paragraph" style:parent-style-name="Preformatted_20_Text">
      <style:text-properties officeooo:paragraph-rsid="0036489e"/>
    </style:style>
    <style:style style:name="P31" style:family="paragraph" style:parent-style-name="Preformatted_20_Text">
      <style:text-properties officeooo:paragraph-rsid="0037edae"/>
    </style:style>
    <style:style style:name="P32" style:family="paragraph" style:parent-style-name="Preformatted_20_Text">
      <style:text-properties officeooo:paragraph-rsid="00399cfb"/>
    </style:style>
    <style:style style:name="P33" style:family="paragraph" style:parent-style-name="Preformatted_20_Text">
      <style:text-properties officeooo:paragraph-rsid="003b9292"/>
    </style:style>
    <style:style style:name="P34" style:family="paragraph" style:parent-style-name="Preformatted_20_Text">
      <style:text-properties officeooo:paragraph-rsid="003df29c"/>
    </style:style>
    <style:style style:name="P35" style:family="paragraph" style:parent-style-name="Preformatted_20_Text">
      <style:text-properties officeooo:paragraph-rsid="003f53e7"/>
    </style:style>
    <style:style style:name="P36" style:family="paragraph" style:parent-style-name="Preformatted_20_Text">
      <style:text-properties officeooo:paragraph-rsid="003f7d9f"/>
    </style:style>
    <style:style style:name="P37" style:family="paragraph" style:parent-style-name="Preformatted_20_Text">
      <style:text-properties officeooo:paragraph-rsid="0040fd0d"/>
    </style:style>
    <style:style style:name="P38" style:family="paragraph" style:parent-style-name="Preformatted_20_Text">
      <style:text-properties officeooo:paragraph-rsid="0043c01d"/>
    </style:style>
    <style:style style:name="P39" style:family="paragraph" style:parent-style-name="Preformatted_20_Text">
      <style:text-properties officeooo:paragraph-rsid="00445d61"/>
    </style:style>
    <style:style style:name="P40" style:family="paragraph" style:parent-style-name="Preformatted_20_Text">
      <style:text-properties officeooo:paragraph-rsid="005142b9"/>
    </style:style>
    <style:style style:name="P41" style:family="paragraph" style:parent-style-name="Preformatted_20_Text">
      <style:text-properties officeooo:paragraph-rsid="005225fc"/>
    </style:style>
    <style:style style:name="P42" style:family="paragraph" style:parent-style-name="Preformatted_20_Text">
      <style:text-properties officeooo:paragraph-rsid="00524add"/>
    </style:style>
    <style:style style:name="P43" style:family="paragraph" style:parent-style-name="Preformatted_20_Text">
      <style:text-properties officeooo:paragraph-rsid="005268e5"/>
    </style:style>
    <style:style style:name="P44" style:family="paragraph" style:parent-style-name="Preformatted_20_Text">
      <style:text-properties officeooo:paragraph-rsid="00532959"/>
    </style:style>
    <style:style style:name="P45" style:family="paragraph" style:parent-style-name="Preformatted_20_Text">
      <style:text-properties officeooo:paragraph-rsid="00578f9f"/>
    </style:style>
    <style:style style:name="P46" style:family="paragraph" style:parent-style-name="Preformatted_20_Text">
      <style:text-properties officeooo:paragraph-rsid="005790bf"/>
    </style:style>
    <style:style style:name="P47" style:family="paragraph" style:parent-style-name="Preformatted_20_Text">
      <style:text-properties officeooo:paragraph-rsid="00587d5d"/>
    </style:style>
    <style:style style:name="P48" style:family="paragraph" style:parent-style-name="Preformatted_20_Text">
      <style:text-properties officeooo:paragraph-rsid="005951c3"/>
    </style:style>
    <style:style style:name="P49" style:family="paragraph" style:parent-style-name="Preformatted_20_Text">
      <style:text-properties officeooo:paragraph-rsid="005ae513"/>
    </style:style>
    <style:style style:name="P50" style:family="paragraph" style:parent-style-name="Preformatted_20_Text">
      <style:text-properties officeooo:paragraph-rsid="005b80be"/>
    </style:style>
    <style:style style:name="P51" style:family="paragraph" style:parent-style-name="Preformatted_20_Text">
      <style:text-properties officeooo:paragraph-rsid="005b9660"/>
    </style:style>
    <style:style style:name="P52" style:family="paragraph" style:parent-style-name="Preformatted_20_Text">
      <style:text-properties officeooo:paragraph-rsid="005d612a"/>
    </style:style>
    <style:style style:name="P53" style:family="paragraph" style:parent-style-name="Preformatted_20_Text">
      <style:text-properties officeooo:paragraph-rsid="0060c7f2"/>
    </style:style>
    <style:style style:name="P54" style:family="paragraph" style:parent-style-name="Preformatted_20_Text">
      <style:text-properties officeooo:paragraph-rsid="0060ff80"/>
    </style:style>
    <style:style style:name="P55" style:family="paragraph" style:parent-style-name="Preformatted_20_Text">
      <style:text-properties officeooo:paragraph-rsid="00628336"/>
    </style:style>
    <style:style style:name="P56" style:family="paragraph" style:parent-style-name="Preformatted_20_Text">
      <style:text-properties officeooo:paragraph-rsid="00640258"/>
    </style:style>
    <style:style style:name="P57" style:family="paragraph" style:parent-style-name="Preformatted_20_Text">
      <style:text-properties officeooo:paragraph-rsid="00660015"/>
    </style:style>
    <style:style style:name="P58" style:family="paragraph" style:parent-style-name="Preformatted_20_Text">
      <style:text-properties officeooo:paragraph-rsid="00697c93"/>
    </style:style>
    <style:style style:name="P59" style:family="paragraph" style:parent-style-name="Preformatted_20_Text">
      <style:text-properties officeooo:paragraph-rsid="006a903c"/>
    </style:style>
    <style:style style:name="P60" style:family="paragraph" style:parent-style-name="Preformatted_20_Text">
      <style:text-properties officeooo:paragraph-rsid="006ac5ec"/>
    </style:style>
    <style:style style:name="P61" style:family="paragraph" style:parent-style-name="Preformatted_20_Text">
      <style:text-properties officeooo:paragraph-rsid="006c85ce"/>
    </style:style>
    <style:style style:name="P62" style:family="paragraph" style:parent-style-name="Preformatted_20_Text">
      <style:text-properties officeooo:paragraph-rsid="00705152"/>
    </style:style>
    <style:style style:name="P63" style:family="paragraph" style:parent-style-name="Preformatted_20_Text">
      <style:text-properties officeooo:paragraph-rsid="0071aa9f"/>
    </style:style>
    <style:style style:name="P64" style:family="paragraph" style:parent-style-name="Preformatted_20_Text">
      <style:text-properties officeooo:paragraph-rsid="007278ed"/>
    </style:style>
    <style:style style:name="P65" style:family="paragraph" style:parent-style-name="Preformatted_20_Text">
      <style:text-properties officeooo:paragraph-rsid="00766896"/>
    </style:style>
    <style:style style:name="P66" style:family="paragraph" style:parent-style-name="Preformatted_20_Text">
      <style:text-properties officeooo:paragraph-rsid="007c0044"/>
    </style:style>
    <style:style style:name="P67" style:family="paragraph" style:parent-style-name="Preformatted_20_Text">
      <style:text-properties officeooo:paragraph-rsid="00818199"/>
    </style:style>
    <style:style style:name="P68" style:family="paragraph" style:parent-style-name="Preformatted_20_Text">
      <style:text-properties officeooo:paragraph-rsid="00825d28"/>
    </style:style>
    <style:style style:name="P69" style:family="paragraph" style:parent-style-name="Preformatted_20_Text">
      <style:text-properties officeooo:paragraph-rsid="0085de6e"/>
    </style:style>
    <style:style style:name="P70" style:family="paragraph" style:parent-style-name="Preformatted_20_Text">
      <style:text-properties officeooo:paragraph-rsid="00864b88"/>
    </style:style>
    <style:style style:name="P71" style:family="paragraph" style:parent-style-name="Preformatted_20_Text">
      <style:text-properties officeooo:paragraph-rsid="008910ac"/>
    </style:style>
    <style:style style:name="P72" style:family="paragraph" style:parent-style-name="Preformatted_20_Text">
      <style:text-properties officeooo:paragraph-rsid="00893566"/>
    </style:style>
    <style:style style:name="P73" style:family="paragraph" style:parent-style-name="Preformatted_20_Text">
      <style:text-properties officeooo:paragraph-rsid="008af826"/>
    </style:style>
    <style:style style:name="P74" style:family="paragraph" style:parent-style-name="Preformatted_20_Text">
      <style:text-properties officeooo:paragraph-rsid="008b11b4"/>
    </style:style>
    <style:style style:name="P75" style:family="paragraph" style:parent-style-name="Preformatted_20_Text">
      <style:text-properties officeooo:paragraph-rsid="008d9648"/>
    </style:style>
    <style:style style:name="P76" style:family="paragraph" style:parent-style-name="Preformatted_20_Text">
      <style:text-properties officeooo:paragraph-rsid="008f3fda"/>
    </style:style>
    <style:style style:name="P77" style:family="paragraph" style:parent-style-name="Preformatted_20_Text">
      <style:text-properties officeooo:paragraph-rsid="009126bb"/>
    </style:style>
    <style:style style:name="P78" style:family="paragraph" style:parent-style-name="Preformatted_20_Text">
      <style:text-properties officeooo:paragraph-rsid="0092abfe"/>
    </style:style>
    <style:style style:name="P79" style:family="paragraph" style:parent-style-name="Preformatted_20_Text">
      <style:text-properties officeooo:paragraph-rsid="00938024"/>
    </style:style>
    <style:style style:name="P80" style:family="paragraph" style:parent-style-name="Preformatted_20_Text">
      <style:text-properties officeooo:paragraph-rsid="00956e48"/>
    </style:style>
    <style:style style:name="P81" style:family="paragraph" style:parent-style-name="Preformatted_20_Text">
      <style:text-properties officeooo:paragraph-rsid="0095d75b"/>
    </style:style>
    <style:style style:name="P82" style:family="paragraph" style:parent-style-name="Preformatted_20_Text">
      <style:text-properties officeooo:paragraph-rsid="00968065"/>
    </style:style>
    <style:style style:name="P83" style:family="paragraph" style:parent-style-name="Preformatted_20_Text">
      <style:text-properties officeooo:paragraph-rsid="0099ab0b"/>
    </style:style>
    <style:style style:name="P84" style:family="paragraph" style:parent-style-name="Preformatted_20_Text">
      <style:text-properties officeooo:paragraph-rsid="009bf97d"/>
    </style:style>
    <style:style style:name="P85" style:family="paragraph" style:parent-style-name="Preformatted_20_Text">
      <style:text-properties officeooo:paragraph-rsid="00a1ad47"/>
    </style:style>
    <style:style style:name="P86" style:family="paragraph" style:parent-style-name="Preformatted_20_Text">
      <style:text-properties officeooo:paragraph-rsid="00a2b46b"/>
    </style:style>
    <style:style style:name="P87" style:family="paragraph" style:parent-style-name="Preformatted_20_Text">
      <style:text-properties officeooo:paragraph-rsid="00a5ec00"/>
    </style:style>
    <style:style style:name="P88" style:family="paragraph" style:parent-style-name="Preformatted_20_Text">
      <style:text-properties officeooo:paragraph-rsid="00a7cf19"/>
    </style:style>
    <style:style style:name="P89" style:family="paragraph" style:parent-style-name="Preformatted_20_Text">
      <style:text-properties officeooo:paragraph-rsid="00a8f262"/>
    </style:style>
    <style:style style:name="P90" style:family="paragraph" style:parent-style-name="Preformatted_20_Text">
      <style:text-properties officeooo:paragraph-rsid="00aa01e7"/>
    </style:style>
    <style:style style:name="P91" style:family="paragraph" style:parent-style-name="Preformatted_20_Text">
      <style:text-properties officeooo:paragraph-rsid="00abd6fd"/>
    </style:style>
    <style:style style:name="P92" style:family="paragraph" style:parent-style-name="Preformatted_20_Text">
      <style:text-properties officeooo:paragraph-rsid="00acc5d1"/>
    </style:style>
    <style:style style:name="P93" style:family="paragraph" style:parent-style-name="Heading_20_3">
      <style:text-properties fo:font-style="italic" fo:font-weight="normal" officeooo:rsid="00265105" officeooo:paragraph-rsid="00265105" style:font-style-asian="italic" style:font-weight-asian="normal" style:font-style-complex="italic" style:font-weight-complex="normal"/>
    </style:style>
    <style:style style:name="P94" style:family="paragraph" style:parent-style-name="Text_20_body">
      <style:text-properties officeooo:paragraph-rsid="005ae513"/>
    </style:style>
    <style:style style:name="P95" style:family="paragraph" style:parent-style-name="Text_20_body" style:list-style-name="L1"/>
    <style:style style:name="P96" style:family="paragraph" style:parent-style-name="Text_20_body" style:list-style-name="L2"/>
    <style:style style:name="P97" style:family="paragraph" style:parent-style-name="Text_20_body" style:list-style-name="L1">
      <style:paragraph-properties fo:margin-top="0in" fo:margin-bottom="0in" loext:contextual-spacing="false"/>
    </style:style>
    <style:style style:name="P98" style:family="paragraph" style:parent-style-name="Text_20_body" style:list-style-name="L2">
      <style:paragraph-properties fo:margin-top="0in" fo:margin-bottom="0in" loext: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250cae"/>
    </style:style>
    <style:style style:name="T4" style:family="text">
      <style:text-properties fo:font-weight="normal" officeooo:rsid="00250cae" style:font-weight-asian="normal" style:font-weight-complex="normal"/>
    </style:style>
    <style:style style:name="T5" style:family="text">
      <style:text-properties fo:font-weight="normal" officeooo:rsid="00252616" style:font-weight-asian="normal" style:font-weight-complex="normal"/>
    </style:style>
    <style:style style:name="T6" style:family="text">
      <style:text-properties fo:font-weight="normal" officeooo:rsid="00292171" style:font-weight-asian="normal" style:font-weight-complex="normal"/>
    </style:style>
    <style:style style:name="T7" style:family="text">
      <style:text-properties fo:font-weight="normal" officeooo:rsid="00298406" style:font-weight-asian="normal" style:font-weight-complex="normal"/>
    </style:style>
    <style:style style:name="T8" style:family="text">
      <style:text-properties fo:font-weight="normal" officeooo:rsid="002aec55" style:font-weight-asian="normal" style:font-weight-complex="normal"/>
    </style:style>
    <style:style style:name="T9" style:family="text">
      <style:text-properties fo:font-weight="normal" officeooo:rsid="002c0d36" style:font-weight-asian="normal" style:font-weight-complex="normal"/>
    </style:style>
    <style:style style:name="T10" style:family="text">
      <style:text-properties fo:font-weight="normal" officeooo:rsid="002c3993" style:font-weight-asian="normal" style:font-weight-complex="normal"/>
    </style:style>
    <style:style style:name="T11" style:family="text">
      <style:text-properties fo:font-weight="normal" officeooo:rsid="002c8bab" style:font-weight-asian="normal" style:font-weight-complex="normal"/>
    </style:style>
    <style:style style:name="T12" style:family="text">
      <style:text-properties fo:font-weight="normal" officeooo:rsid="002e31ab" style:font-weight-asian="normal" style:font-weight-complex="normal"/>
    </style:style>
    <style:style style:name="T13" style:family="text">
      <style:text-properties fo:font-weight="normal" officeooo:rsid="002f0ce6" style:font-weight-asian="normal" style:font-weight-complex="normal"/>
    </style:style>
    <style:style style:name="T14" style:family="text">
      <style:text-properties fo:font-weight="normal" officeooo:rsid="0030e882" style:font-weight-asian="normal" style:font-weight-complex="normal"/>
    </style:style>
    <style:style style:name="T15" style:family="text">
      <style:text-properties fo:font-weight="normal" officeooo:rsid="0033cf2d" style:font-weight-asian="normal" style:font-weight-complex="normal"/>
    </style:style>
    <style:style style:name="T16" style:family="text">
      <style:text-properties fo:font-weight="normal" officeooo:rsid="00346cc2" style:font-weight-asian="normal" style:font-weight-complex="normal"/>
    </style:style>
    <style:style style:name="T17" style:family="text">
      <style:text-properties fo:font-weight="normal" officeooo:rsid="00457583" style:font-weight-asian="normal" style:font-weight-complex="normal"/>
    </style:style>
    <style:style style:name="T18" style:family="text">
      <style:text-properties fo:font-weight="normal" officeooo:rsid="00472288" style:font-weight-asian="normal" style:font-weight-complex="normal"/>
    </style:style>
    <style:style style:name="T19" style:family="text">
      <style:text-properties fo:font-weight="normal" officeooo:rsid="004877cb" style:font-weight-asian="normal" style:font-weight-complex="normal"/>
    </style:style>
    <style:style style:name="T20" style:family="text">
      <style:text-properties officeooo:rsid="00252616"/>
    </style:style>
    <style:style style:name="T21" style:family="text">
      <style:text-properties fo:font-style="italic" style:font-style-asian="italic" style:font-style-complex="italic"/>
    </style:style>
    <style:style style:name="T22" style:family="text">
      <style:text-properties fo:font-style="italic" fo:font-weight="normal" officeooo:rsid="00346cc2" style:font-style-asian="italic" style:font-weight-asian="normal" style:font-style-complex="italic" style:font-weight-complex="normal"/>
    </style:style>
    <style:style style:name="T23" style:family="text">
      <style:text-properties fo:font-style="italic" fo:font-weight="normal" officeooo:rsid="003df29c" style:font-style-asian="italic" style:font-weight-asian="normal" style:font-style-complex="italic" style:font-weight-complex="normal"/>
    </style:style>
    <style:style style:name="T24" style:family="text">
      <style:text-properties fo:font-style="italic" fo:font-weight="normal" officeooo:rsid="003f53e7" style:font-style-asian="italic" style:font-weight-asian="normal" style:font-style-complex="italic" style:font-weight-complex="normal"/>
    </style:style>
    <style:style style:name="T25" style:family="text">
      <style:text-properties fo:font-style="italic" fo:font-weight="normal" officeooo:rsid="003f7d9f" style:font-style-asian="italic" style:font-weight-asian="normal" style:font-style-complex="italic" style:font-weight-complex="normal"/>
    </style:style>
    <style:style style:name="T26" style:family="text">
      <style:text-properties fo:font-style="italic" fo:font-weight="normal" officeooo:rsid="0040fd0d" style:font-style-asian="italic" style:font-weight-asian="normal" style:font-style-complex="italic" style:font-weight-complex="normal"/>
    </style:style>
    <style:style style:name="T27" style:family="text">
      <style:text-properties fo:font-style="italic" fo:font-weight="normal" officeooo:rsid="0043c01d" style:font-style-asian="italic" style:font-weight-asian="normal" style:font-style-complex="italic" style:font-weight-complex="normal"/>
    </style:style>
    <style:style style:name="T28" style:family="text">
      <style:text-properties fo:font-style="italic" fo:font-weight="normal" officeooo:rsid="00445d61" style:font-style-asian="italic" style:font-weight-asian="normal" style:font-style-complex="italic" style:font-weight-complex="normal"/>
    </style:style>
    <style:style style:name="T29" style:family="text">
      <style:text-properties fo:font-style="italic" fo:font-weight="normal" officeooo:rsid="005142b9" style:font-style-asian="italic" style:font-weight-asian="normal" style:font-style-complex="italic" style:font-weight-complex="normal"/>
    </style:style>
    <style:style style:name="T30" style:family="text">
      <style:text-properties fo:font-style="italic" fo:font-weight="normal" officeooo:rsid="005225fc" style:font-style-asian="italic" style:font-weight-asian="normal" style:font-style-complex="italic" style:font-weight-complex="normal"/>
    </style:style>
    <style:style style:name="T31" style:family="text">
      <style:text-properties fo:font-style="italic" fo:font-weight="normal" officeooo:rsid="00524add" style:font-style-asian="italic" style:font-weight-asian="normal" style:font-style-complex="italic" style:font-weight-complex="normal"/>
    </style:style>
    <style:style style:name="T32" style:family="text">
      <style:text-properties fo:font-style="italic" fo:font-weight="normal" officeooo:rsid="005268e5" style:font-style-asian="italic" style:font-weight-asian="normal" style:font-style-complex="italic" style:font-weight-complex="normal"/>
    </style:style>
    <style:style style:name="T33" style:family="text">
      <style:text-properties fo:font-style="italic" fo:font-weight="normal" officeooo:rsid="00532959" style:font-style-asian="italic" style:font-weight-asian="normal" style:font-style-complex="italic" style:font-weight-complex="normal"/>
    </style:style>
    <style:style style:name="T34" style:family="text">
      <style:text-properties fo:font-style="italic" fo:font-weight="bold" officeooo:rsid="003f53e7" style:font-style-asian="italic" style:font-weight-asian="bold" style:font-style-complex="italic" style:font-weight-complex="bold"/>
    </style:style>
    <style:style style:name="T35" style:family="text">
      <style:text-properties fo:font-style="italic" fo:font-weight="bold" officeooo:rsid="003f7d9f" style:font-style-asian="italic" style:font-weight-asian="bold" style:font-style-complex="italic" style:font-weight-complex="bold"/>
    </style:style>
    <style:style style:name="T36" style:family="text">
      <style:text-properties fo:font-style="italic" fo:font-weight="bold" officeooo:rsid="00445d61" style:font-style-asian="italic" style:font-weight-asian="bold" style:font-style-complex="italic" style:font-weight-complex="bold"/>
    </style:style>
    <style:style style:name="T37" style:family="text">
      <style:text-properties fo:font-style="italic" fo:font-weight="bold" officeooo:rsid="005142b9" style:font-style-asian="italic" style:font-weight-asian="bold" style:font-style-complex="italic" style:font-weight-complex="bold"/>
    </style:style>
    <style:style style:name="T38" style:family="text">
      <style:text-properties fo:font-style="italic" fo:font-weight="bold" officeooo:rsid="005268e5" style:font-style-asian="italic" style:font-weight-asian="bold" style:font-style-complex="italic" style:font-weight-complex="bold"/>
    </style:style>
    <style:style style:name="T39" style:family="text">
      <style:text-properties fo:font-style="normal" fo:font-weight="normal" officeooo:rsid="00352493" style:font-style-asian="normal" style:font-weight-asian="normal" style:font-style-complex="normal" style:font-weight-complex="normal"/>
    </style:style>
    <style:style style:name="T40" style:family="text">
      <style:text-properties fo:font-style="normal" fo:font-weight="normal" officeooo:rsid="0036489e" style:font-style-asian="normal" style:font-weight-asian="normal" style:font-style-complex="normal" style:font-weight-complex="normal"/>
    </style:style>
    <style:style style:name="T41" style:family="text">
      <style:text-properties fo:font-style="normal" fo:font-weight="normal" officeooo:rsid="0037edae" style:font-style-asian="normal" style:font-weight-asian="normal" style:font-style-complex="normal" style:font-weight-complex="normal"/>
    </style:style>
    <style:style style:name="T42" style:family="text">
      <style:text-properties fo:font-style="normal" fo:font-weight="normal" officeooo:rsid="00399cfb" style:font-style-asian="normal" style:font-weight-asian="normal" style:font-style-complex="normal" style:font-weight-complex="normal"/>
    </style:style>
    <style:style style:name="T43" style:family="text">
      <style:text-properties fo:font-style="normal" fo:font-weight="normal" officeooo:rsid="003b9292" style:font-style-asian="normal" style:font-weight-asian="normal" style:font-style-complex="normal" style:font-weight-complex="normal"/>
    </style:style>
    <style:style style:name="T44" style:family="text">
      <style:text-properties fo:font-style="normal" fo:font-weight="normal" officeooo:rsid="003c5e28" style:font-style-asian="normal" style:font-weight-asian="normal" style:font-style-complex="normal" style:font-weight-complex="normal"/>
    </style:style>
    <style:style style:name="T45" style:family="text">
      <style:text-properties fo:font-style="normal" fo:font-weight="normal" officeooo:rsid="003df29c" style:font-style-asian="normal" style:font-weight-asian="normal" style:font-style-complex="normal" style:font-weight-complex="normal"/>
    </style:style>
    <style:style style:name="T46" style:family="text">
      <style:text-properties fo:font-style="normal" fo:font-weight="bold" officeooo:rsid="00352493" style:font-style-asian="normal" style:font-weight-asian="bold" style:font-style-complex="normal" style:font-weight-complex="bold"/>
    </style:style>
    <style:style style:name="T47" style:family="text">
      <style:text-properties fo:font-style="normal" fo:font-weight="bold" officeooo:rsid="0036489e" style:font-style-asian="normal" style:font-weight-asian="bold" style:font-style-complex="normal" style:font-weight-complex="bold"/>
    </style:style>
    <style:style style:name="T48" style:family="text">
      <style:text-properties fo:font-style="normal" fo:font-weight="bold" officeooo:rsid="0037edae" style:font-style-asian="normal" style:font-weight-asian="bold" style:font-style-complex="normal" style:font-weight-complex="bold"/>
    </style:style>
    <style:style style:name="T49" style:family="text">
      <style:text-properties fo:font-style="normal" fo:font-weight="bold" officeooo:rsid="003b9292" style:font-style-asian="normal" style:font-weight-asian="bold" style:font-style-complex="normal" style:font-weight-complex="bold"/>
    </style:style>
    <style:style style:name="T50" style:family="text">
      <style:text-properties officeooo:rsid="002c3993"/>
    </style:style>
    <style:style style:name="T51" style:family="text">
      <style:text-properties officeooo:rsid="002e31ab"/>
    </style:style>
    <style:style style:name="T52" style:family="text">
      <style:text-properties officeooo:rsid="00457583"/>
    </style:style>
    <style:style style:name="T53" style:family="text">
      <style:text-properties officeooo:rsid="004877cb"/>
    </style:style>
    <style:style style:name="T54" style:family="text">
      <style:text-properties fo:font-size="14pt" fo:font-style="italic" fo:font-weight="bold" officeooo:rsid="005142b9" style:font-size-asian="14pt" style:font-style-asian="italic" style:font-weight-asian="bold" style:font-size-complex="14pt" style:font-style-complex="italic" style:font-weight-complex="bold"/>
    </style:style>
    <style:style style:name="T55" style:family="text">
      <style:text-properties fo:font-size="14pt" fo:font-style="italic" fo:font-weight="bold" officeooo:rsid="00578f9f" style:font-size-asian="14pt" style:font-style-asian="italic" style:font-weight-asian="bold" style:font-size-complex="14pt" style:font-style-complex="italic" style:font-weight-complex="bold"/>
    </style:style>
    <style:style style:name="T56" style:family="text">
      <style:text-properties fo:font-size="14pt" fo:font-style="italic" fo:font-weight="bold" officeooo:rsid="0060c7f2" style:font-size-asian="14pt" style:font-style-asian="italic" style:font-weight-asian="bold" style:font-size-complex="14pt" style:font-style-complex="italic" style:font-weight-complex="bold"/>
    </style:style>
    <style:style style:name="T57" style:family="text">
      <style:text-properties fo:font-size="14pt" fo:font-style="italic" fo:font-weight="bold" officeooo:rsid="00640258" style:font-size-asian="14pt" style:font-style-asian="italic" style:font-weight-asian="bold" style:font-size-complex="14pt" style:font-style-complex="italic" style:font-weight-complex="bold"/>
    </style:style>
    <style:style style:name="T58" style:family="text">
      <style:text-properties fo:font-size="14pt" fo:font-style="italic" fo:font-weight="bold" officeooo:rsid="00660015" style:font-size-asian="14pt" style:font-style-asian="italic" style:font-weight-asian="bold" style:font-size-complex="14pt" style:font-style-complex="italic" style:font-weight-complex="bold"/>
    </style:style>
    <style:style style:name="T59" style:family="text">
      <style:text-properties fo:font-size="14pt" fo:font-style="italic" fo:font-weight="bold" officeooo:rsid="00697c93" style:font-size-asian="14pt" style:font-style-asian="italic" style:font-weight-asian="bold" style:font-size-complex="14pt" style:font-style-complex="italic" style:font-weight-complex="bold"/>
    </style:style>
    <style:style style:name="T60" style:family="text">
      <style:text-properties fo:font-size="14pt" fo:font-style="italic" fo:font-weight="bold" officeooo:rsid="006a903c" style:font-size-asian="14pt" style:font-style-asian="italic" style:font-weight-asian="bold" style:font-size-complex="14pt" style:font-style-complex="italic" style:font-weight-complex="bold"/>
    </style:style>
    <style:style style:name="T61" style:family="text">
      <style:text-properties fo:font-size="14pt" fo:font-style="italic" fo:font-weight="bold" officeooo:rsid="006ac5ec" style:font-size-asian="14pt" style:font-style-asian="italic" style:font-weight-asian="bold" style:font-size-complex="14pt" style:font-style-complex="italic" style:font-weight-complex="bold"/>
    </style:style>
    <style:style style:name="T62" style:family="text">
      <style:text-properties fo:font-size="14pt" fo:font-style="italic" fo:font-weight="bold" officeooo:rsid="006c85ce" style:font-size-asian="14pt" style:font-style-asian="italic" style:font-weight-asian="bold" style:font-size-complex="14pt" style:font-style-complex="italic" style:font-weight-complex="bold"/>
    </style:style>
    <style:style style:name="T63" style:family="text">
      <style:text-properties fo:font-size="14pt" fo:font-style="italic" fo:font-weight="bold" officeooo:rsid="00705152" style:font-size-asian="14pt" style:font-style-asian="italic" style:font-weight-asian="bold" style:font-size-complex="14pt" style:font-style-complex="italic" style:font-weight-complex="bold"/>
    </style:style>
    <style:style style:name="T64" style:family="text">
      <style:text-properties fo:font-size="14pt" fo:font-style="italic" fo:font-weight="bold" officeooo:rsid="00766896" style:font-size-asian="14pt" style:font-style-asian="italic" style:font-weight-asian="bold" style:font-size-complex="14pt" style:font-style-complex="italic" style:font-weight-complex="bold"/>
    </style:style>
    <style:style style:name="T65" style:family="text">
      <style:text-properties fo:font-size="14pt" fo:font-style="italic" fo:font-weight="bold" officeooo:rsid="007c0044" style:font-size-asian="14pt" style:font-style-asian="italic" style:font-weight-asian="bold" style:font-size-complex="14pt" style:font-style-complex="italic" style:font-weight-complex="bold"/>
    </style:style>
    <style:style style:name="T66" style:family="text">
      <style:text-properties fo:font-size="14pt" fo:font-style="italic" fo:font-weight="bold" officeooo:rsid="00825d28" style:font-size-asian="14pt" style:font-style-asian="italic" style:font-weight-asian="bold" style:font-size-complex="14pt" style:font-style-complex="italic" style:font-weight-complex="bold"/>
    </style:style>
    <style:style style:name="T67" style:family="text">
      <style:text-properties fo:font-size="14pt" fo:font-style="italic" fo:font-weight="bold" officeooo:rsid="00864b88" style:font-size-asian="14pt" style:font-style-asian="italic" style:font-weight-asian="bold" style:font-size-complex="14pt" style:font-style-complex="italic" style:font-weight-complex="bold"/>
    </style:style>
    <style:style style:name="T68" style:family="text">
      <style:text-properties fo:font-size="14pt" fo:font-style="italic" fo:font-weight="bold" officeooo:rsid="008910ac" style:font-size-asian="14pt" style:font-style-asian="italic" style:font-weight-asian="bold" style:font-size-complex="14pt" style:font-style-complex="italic" style:font-weight-complex="bold"/>
    </style:style>
    <style:style style:name="T69" style:family="text">
      <style:text-properties fo:font-size="14pt" fo:font-style="italic" fo:font-weight="bold" officeooo:rsid="00893566" style:font-size-asian="14pt" style:font-style-asian="italic" style:font-weight-asian="bold" style:font-size-complex="14pt" style:font-style-complex="italic" style:font-weight-complex="bold"/>
    </style:style>
    <style:style style:name="T70" style:family="text">
      <style:text-properties fo:font-size="14pt" fo:font-style="italic" fo:font-weight="bold" officeooo:rsid="008af826" style:font-size-asian="14pt" style:font-style-asian="italic" style:font-weight-asian="bold" style:font-size-complex="14pt" style:font-style-complex="italic" style:font-weight-complex="bold"/>
    </style:style>
    <style:style style:name="T71" style:family="text">
      <style:text-properties fo:font-size="14pt" fo:font-style="italic" fo:font-weight="bold" officeooo:rsid="008b11b4" style:font-size-asian="14pt" style:font-style-asian="italic" style:font-weight-asian="bold" style:font-size-complex="14pt" style:font-style-complex="italic" style:font-weight-complex="bold"/>
    </style:style>
    <style:style style:name="T72" style:family="text">
      <style:text-properties fo:font-size="14pt" fo:font-style="italic" fo:font-weight="bold" officeooo:rsid="008d9648" style:font-size-asian="14pt" style:font-style-asian="italic" style:font-weight-asian="bold" style:font-size-complex="14pt" style:font-style-complex="italic" style:font-weight-complex="bold"/>
    </style:style>
    <style:style style:name="T73" style:family="text">
      <style:text-properties fo:font-size="14pt" fo:font-style="italic" fo:font-weight="bold" officeooo:rsid="008f3fda" style:font-size-asian="14pt" style:font-style-asian="italic" style:font-weight-asian="bold" style:font-size-complex="14pt" style:font-style-complex="italic" style:font-weight-complex="bold"/>
    </style:style>
    <style:style style:name="T74" style:family="text">
      <style:text-properties fo:font-size="14pt" fo:font-style="italic" fo:font-weight="bold" officeooo:rsid="0092abfe" style:font-size-asian="14pt" style:font-style-asian="italic" style:font-weight-asian="bold" style:font-size-complex="14pt" style:font-style-complex="italic" style:font-weight-complex="bold"/>
    </style:style>
    <style:style style:name="T75" style:family="text">
      <style:text-properties fo:font-size="14pt" fo:font-style="italic" fo:font-weight="bold" officeooo:rsid="00938024" style:font-size-asian="14pt" style:font-style-asian="italic" style:font-weight-asian="bold" style:font-size-complex="14pt" style:font-style-complex="italic" style:font-weight-complex="bold"/>
    </style:style>
    <style:style style:name="T76" style:family="text">
      <style:text-properties fo:font-size="14pt" fo:font-style="italic" fo:font-weight="bold" officeooo:rsid="00956e48" style:font-size-asian="14pt" style:font-style-asian="italic" style:font-weight-asian="bold" style:font-size-complex="14pt" style:font-style-complex="italic" style:font-weight-complex="bold"/>
    </style:style>
    <style:style style:name="T77" style:family="text">
      <style:text-properties fo:font-size="14pt" fo:font-style="italic" fo:font-weight="bold" officeooo:rsid="00968065" style:font-size-asian="14pt" style:font-style-asian="italic" style:font-weight-asian="bold" style:font-size-complex="14pt" style:font-style-complex="italic" style:font-weight-complex="bold"/>
    </style:style>
    <style:style style:name="T78" style:family="text">
      <style:text-properties fo:font-size="14pt" fo:font-style="italic" fo:font-weight="bold" officeooo:rsid="00a7cf19" style:font-size-asian="14pt" style:font-style-asian="italic" style:font-weight-asian="bold" style:font-size-complex="14pt" style:font-style-complex="italic" style:font-weight-complex="bold"/>
    </style:style>
    <style:style style:name="T79" style:family="text">
      <style:text-properties fo:font-size="14pt" fo:font-style="italic" fo:font-weight="normal" officeooo:rsid="0060c7f2" style:font-size-asian="14pt" style:font-style-asian="italic" style:font-weight-asian="normal" style:font-size-complex="14pt" style:font-style-complex="italic" style:font-weight-complex="normal"/>
    </style:style>
    <style:style style:name="T80" style:family="text">
      <style:text-properties fo:font-size="14pt" fo:font-style="italic" fo:font-weight="normal" officeooo:rsid="0060ff80" style:font-size-asian="14pt" style:font-style-asian="italic" style:font-weight-asian="normal" style:font-size-complex="14pt" style:font-style-complex="italic" style:font-weight-complex="normal"/>
    </style:style>
    <style:style style:name="T81" style:family="text">
      <style:text-properties fo:font-size="14pt" fo:font-style="italic" fo:font-weight="normal" officeooo:rsid="00628336" style:font-size-asian="14pt" style:font-style-asian="italic" style:font-weight-asian="normal" style:font-size-complex="14pt" style:font-style-complex="italic" style:font-weight-complex="normal"/>
    </style:style>
    <style:style style:name="T82" style:family="text">
      <style:text-properties fo:font-size="14pt" fo:font-style="italic" fo:font-weight="normal" officeooo:rsid="00640258" style:font-size-asian="14pt" style:font-style-asian="italic" style:font-weight-asian="normal" style:font-size-complex="14pt" style:font-style-complex="italic" style:font-weight-complex="normal"/>
    </style:style>
    <style:style style:name="T83" style:family="text">
      <style:text-properties fo:font-size="14pt" fo:font-style="italic" fo:font-weight="normal" officeooo:rsid="00660015" style:font-size-asian="14pt" style:font-style-asian="italic" style:font-weight-asian="normal" style:font-size-complex="14pt" style:font-style-complex="italic" style:font-weight-complex="normal"/>
    </style:style>
    <style:style style:name="T84" style:family="text">
      <style:text-properties fo:font-size="14pt" fo:font-style="italic" fo:font-weight="normal" officeooo:rsid="0067f057" style:font-size-asian="14pt" style:font-style-asian="italic" style:font-weight-asian="normal" style:font-size-complex="14pt" style:font-style-complex="italic" style:font-weight-complex="normal"/>
    </style:style>
    <style:style style:name="T85" style:family="text">
      <style:text-properties fo:font-size="14pt" fo:font-style="italic" fo:font-weight="normal" officeooo:rsid="00697c93" style:font-size-asian="14pt" style:font-style-asian="italic" style:font-weight-asian="normal" style:font-size-complex="14pt" style:font-style-complex="italic" style:font-weight-complex="normal"/>
    </style:style>
    <style:style style:name="T86" style:family="text">
      <style:text-properties fo:font-size="14pt" fo:font-style="italic" fo:font-weight="normal" officeooo:rsid="006a903c" style:font-size-asian="14pt" style:font-style-asian="italic" style:font-weight-asian="normal" style:font-size-complex="14pt" style:font-style-complex="italic" style:font-weight-complex="normal"/>
    </style:style>
    <style:style style:name="T87" style:family="text">
      <style:text-properties fo:font-size="14pt" fo:font-style="italic" fo:font-weight="normal" officeooo:rsid="006ac5ec" style:font-size-asian="14pt" style:font-style-asian="italic" style:font-weight-asian="normal" style:font-size-complex="14pt" style:font-style-complex="italic" style:font-weight-complex="normal"/>
    </style:style>
    <style:style style:name="T88" style:family="text">
      <style:text-properties fo:font-size="14pt" fo:font-style="italic" fo:font-weight="normal" officeooo:rsid="006c85ce" style:font-size-asian="14pt" style:font-style-asian="italic" style:font-weight-asian="normal" style:font-size-complex="14pt" style:font-style-complex="italic" style:font-weight-complex="normal"/>
    </style:style>
    <style:style style:name="T89" style:family="text">
      <style:text-properties fo:font-size="14pt" fo:font-style="italic" fo:font-weight="normal" officeooo:rsid="00705152" style:font-size-asian="14pt" style:font-style-asian="italic" style:font-weight-asian="normal" style:font-size-complex="14pt" style:font-style-complex="italic" style:font-weight-complex="normal"/>
    </style:style>
    <style:style style:name="T90" style:family="text">
      <style:text-properties fo:font-size="14pt" fo:font-style="italic" fo:font-weight="normal" officeooo:rsid="0071aa9f" style:font-size-asian="14pt" style:font-style-asian="italic" style:font-weight-asian="normal" style:font-size-complex="14pt" style:font-style-complex="italic" style:font-weight-complex="normal"/>
    </style:style>
    <style:style style:name="T91" style:family="text">
      <style:text-properties fo:font-size="14pt" fo:font-style="italic" fo:font-weight="normal" officeooo:rsid="007278ed" style:font-size-asian="14pt" style:font-style-asian="italic" style:font-weight-asian="normal" style:font-size-complex="14pt" style:font-style-complex="italic" style:font-weight-complex="normal"/>
    </style:style>
    <style:style style:name="T92" style:family="text">
      <style:text-properties fo:font-size="14pt" fo:font-style="italic" fo:font-weight="normal" officeooo:rsid="00766896" style:font-size-asian="14pt" style:font-style-asian="italic" style:font-weight-asian="normal" style:font-size-complex="14pt" style:font-style-complex="italic" style:font-weight-complex="normal"/>
    </style:style>
    <style:style style:name="T93" style:family="text">
      <style:text-properties fo:font-size="14pt" fo:font-style="italic" fo:font-weight="normal" officeooo:rsid="00818199" style:font-size-asian="14pt" style:font-style-asian="italic" style:font-weight-asian="normal" style:font-size-complex="14pt" style:font-style-complex="italic" style:font-weight-complex="normal"/>
    </style:style>
    <style:style style:name="T94" style:family="text">
      <style:text-properties fo:font-size="14pt" fo:font-style="italic" fo:font-weight="normal" officeooo:rsid="00825d28" style:font-size-asian="14pt" style:font-style-asian="italic" style:font-weight-asian="normal" style:font-size-complex="14pt" style:font-style-complex="italic" style:font-weight-complex="normal"/>
    </style:style>
    <style:style style:name="T95" style:family="text">
      <style:text-properties fo:font-size="14pt" fo:font-style="italic" fo:font-weight="normal" officeooo:rsid="0085de6e" style:font-size-asian="14pt" style:font-style-asian="italic" style:font-weight-asian="normal" style:font-size-complex="14pt" style:font-style-complex="italic" style:font-weight-complex="normal"/>
    </style:style>
    <style:style style:name="T96" style:family="text">
      <style:text-properties fo:font-size="14pt" fo:font-style="italic" fo:font-weight="normal" officeooo:rsid="00864b88" style:font-size-asian="14pt" style:font-style-asian="italic" style:font-weight-asian="normal" style:font-size-complex="14pt" style:font-style-complex="italic" style:font-weight-complex="normal"/>
    </style:style>
    <style:style style:name="T97" style:family="text">
      <style:text-properties fo:font-size="14pt" fo:font-style="italic" fo:font-weight="normal" officeooo:rsid="008910ac" style:font-size-asian="14pt" style:font-style-asian="italic" style:font-weight-asian="normal" style:font-size-complex="14pt" style:font-style-complex="italic" style:font-weight-complex="normal"/>
    </style:style>
    <style:style style:name="T98" style:family="text">
      <style:text-properties fo:font-size="14pt" fo:font-style="italic" fo:font-weight="normal" officeooo:rsid="00893566" style:font-size-asian="14pt" style:font-style-asian="italic" style:font-weight-asian="normal" style:font-size-complex="14pt" style:font-style-complex="italic" style:font-weight-complex="normal"/>
    </style:style>
    <style:style style:name="T99" style:family="text">
      <style:text-properties fo:font-size="14pt" fo:font-style="italic" fo:font-weight="normal" officeooo:rsid="008af826" style:font-size-asian="14pt" style:font-style-asian="italic" style:font-weight-asian="normal" style:font-size-complex="14pt" style:font-style-complex="italic" style:font-weight-complex="normal"/>
    </style:style>
    <style:style style:name="T100" style:family="text">
      <style:text-properties fo:font-size="14pt" fo:font-style="italic" fo:font-weight="normal" officeooo:rsid="008b11b4" style:font-size-asian="14pt" style:font-style-asian="italic" style:font-weight-asian="normal" style:font-size-complex="14pt" style:font-style-complex="italic" style:font-weight-complex="normal"/>
    </style:style>
    <style:style style:name="T101" style:family="text">
      <style:text-properties fo:font-size="14pt" fo:font-style="italic" fo:font-weight="normal" officeooo:rsid="008f3fda" style:font-size-asian="14pt" style:font-style-asian="italic" style:font-weight-asian="normal" style:font-size-complex="14pt" style:font-style-complex="italic" style:font-weight-complex="normal"/>
    </style:style>
    <style:style style:name="T102" style:family="text">
      <style:text-properties fo:font-size="14pt" fo:font-style="italic" fo:font-weight="normal" officeooo:rsid="009126bb" style:font-size-asian="14pt" style:font-style-asian="italic" style:font-weight-asian="normal" style:font-size-complex="14pt" style:font-style-complex="italic" style:font-weight-complex="normal"/>
    </style:style>
    <style:style style:name="T103" style:family="text">
      <style:text-properties fo:font-size="14pt" fo:font-style="italic" fo:font-weight="normal" officeooo:rsid="0092abfe" style:font-size-asian="14pt" style:font-style-asian="italic" style:font-weight-asian="normal" style:font-size-complex="14pt" style:font-style-complex="italic" style:font-weight-complex="normal"/>
    </style:style>
    <style:style style:name="T104" style:family="text">
      <style:text-properties fo:font-size="14pt" fo:font-style="italic" fo:font-weight="normal" officeooo:rsid="00938024" style:font-size-asian="14pt" style:font-style-asian="italic" style:font-weight-asian="normal" style:font-size-complex="14pt" style:font-style-complex="italic" style:font-weight-complex="normal"/>
    </style:style>
    <style:style style:name="T105" style:family="text">
      <style:text-properties fo:font-size="14pt" fo:font-style="italic" fo:font-weight="normal" officeooo:rsid="00956e48" style:font-size-asian="14pt" style:font-style-asian="italic" style:font-weight-asian="normal" style:font-size-complex="14pt" style:font-style-complex="italic" style:font-weight-complex="normal"/>
    </style:style>
    <style:style style:name="T106" style:family="text">
      <style:text-properties fo:font-size="14pt" fo:font-style="italic" fo:font-weight="normal" officeooo:rsid="00968065" style:font-size-asian="14pt" style:font-style-asian="italic" style:font-weight-asian="normal" style:font-size-complex="14pt" style:font-style-complex="italic" style:font-weight-complex="normal"/>
    </style:style>
    <style:style style:name="T107" style:family="text">
      <style:text-properties fo:font-size="14pt" fo:font-style="italic" fo:font-weight="normal" officeooo:rsid="00982f2d" style:font-size-asian="14pt" style:font-style-asian="italic" style:font-weight-asian="normal" style:font-size-complex="14pt" style:font-style-complex="italic" style:font-weight-complex="normal"/>
    </style:style>
    <style:style style:name="T108" style:family="text">
      <style:text-properties fo:font-size="14pt" fo:font-style="italic" fo:font-weight="normal" officeooo:rsid="0099ab0b" style:font-size-asian="14pt" style:font-style-asian="italic" style:font-weight-asian="normal" style:font-size-complex="14pt" style:font-style-complex="italic" style:font-weight-complex="normal"/>
    </style:style>
    <style:style style:name="T109" style:family="text">
      <style:text-properties fo:font-size="14pt" fo:font-style="italic" fo:font-weight="normal" officeooo:rsid="009b6028" style:font-size-asian="14pt" style:font-style-asian="italic" style:font-weight-asian="normal" style:font-size-complex="14pt" style:font-style-complex="italic" style:font-weight-complex="normal"/>
    </style:style>
    <style:style style:name="T110" style:family="text">
      <style:text-properties fo:font-size="14pt" fo:font-style="italic" fo:font-weight="normal" officeooo:rsid="009bf97d" style:font-size-asian="14pt" style:font-style-asian="italic" style:font-weight-asian="normal" style:font-size-complex="14pt" style:font-style-complex="italic" style:font-weight-complex="normal"/>
    </style:style>
    <style:style style:name="T111" style:family="text">
      <style:text-properties fo:font-size="14pt" fo:font-style="italic" fo:font-weight="normal" officeooo:rsid="00a1ad47" style:font-size-asian="14pt" style:font-style-asian="italic" style:font-weight-asian="normal" style:font-size-complex="14pt" style:font-style-complex="italic" style:font-weight-complex="normal"/>
    </style:style>
    <style:style style:name="T112" style:family="text">
      <style:text-properties fo:font-size="14pt" fo:font-style="italic" fo:font-weight="normal" officeooo:rsid="00a5ec00" style:font-size-asian="14pt" style:font-style-asian="italic" style:font-weight-asian="normal" style:font-size-complex="14pt" style:font-style-complex="italic" style:font-weight-complex="normal"/>
    </style:style>
    <style:style style:name="T113" style:family="text">
      <style:text-properties fo:font-size="14pt" fo:font-style="italic" fo:font-weight="normal" officeooo:rsid="00a7cf19" style:font-size-asian="14pt" style:font-style-asian="italic" style:font-weight-asian="normal" style:font-size-complex="14pt" style:font-style-complex="italic" style:font-weight-complex="normal"/>
    </style:style>
    <style:style style:name="T114" style:family="text">
      <style:text-properties fo:font-size="14pt" fo:font-style="italic" fo:font-weight="normal" officeooo:rsid="00a8f262" style:font-size-asian="14pt" style:font-style-asian="italic" style:font-weight-asian="normal" style:font-size-complex="14pt" style:font-style-complex="italic" style:font-weight-complex="normal"/>
    </style:style>
    <style:style style:name="T115" style:family="text">
      <style:text-properties fo:font-size="14pt" fo:font-style="italic" fo:font-weight="normal" officeooo:rsid="00aa01e7" style:font-size-asian="14pt" style:font-style-asian="italic" style:font-weight-asian="normal" style:font-size-complex="14pt" style:font-style-complex="italic" style:font-weight-complex="normal"/>
    </style:style>
    <style:style style:name="T116" style:family="text">
      <style:text-properties fo:font-size="14pt" fo:font-style="italic" fo:font-weight="normal" officeooo:rsid="00abd6fd" style:font-size-asian="14pt" style:font-style-asian="italic" style:font-weight-asian="normal" style:font-size-complex="14pt" style:font-style-complex="italic" style:font-weight-complex="normal"/>
    </style:style>
    <style:style style:name="T117" style:family="text">
      <style:text-properties fo:font-size="14pt" fo:font-style="italic" fo:font-weight="normal" officeooo:rsid="00acc5d1" style:font-size-asian="14pt" style:font-style-asian="italic" style:font-weight-asian="normal" style:font-size-complex="14pt" style:font-style-complex="italic" style:font-weight-complex="normal"/>
    </style:style>
    <style:style style:name="T118" style:family="text">
      <style:text-properties fo:font-size="12pt" fo:font-style="italic" fo:font-weight="normal" officeooo:rsid="005790bf" style:font-size-asian="12pt" style:font-style-asian="italic" style:font-weight-asian="normal" style:font-size-complex="12pt" style:font-style-complex="italic" style:font-weight-complex="normal"/>
    </style:style>
    <style:style style:name="T119" style:family="text">
      <style:text-properties fo:font-size="12pt" fo:font-style="italic" fo:font-weight="normal" officeooo:rsid="005142b9" style:font-size-asian="12pt" style:font-style-asian="italic" style:font-weight-asian="normal" style:font-size-complex="12pt" style:font-style-complex="italic" style:font-weight-complex="normal"/>
    </style:style>
    <style:style style:name="T120" style:family="text">
      <style:text-properties fo:font-size="12pt" fo:font-style="italic" fo:font-weight="normal" officeooo:rsid="00587d5d" style:font-size-asian="12pt" style:font-style-asian="italic" style:font-weight-asian="normal" style:font-size-complex="12pt" style:font-style-complex="italic" style:font-weight-complex="normal"/>
    </style:style>
    <style:style style:name="T121" style:family="text">
      <style:text-properties fo:font-size="12pt" fo:font-style="italic" fo:font-weight="normal" officeooo:rsid="005951c3" style:font-size-asian="12pt" style:font-style-asian="italic" style:font-weight-asian="normal" style:font-size-complex="12pt" style:font-style-complex="italic" style:font-weight-complex="normal"/>
    </style:style>
    <style:style style:name="T122" style:family="text">
      <style:text-properties fo:font-size="12pt" fo:font-style="italic" fo:font-weight="normal" officeooo:rsid="005ae513" style:font-size-asian="12pt" style:font-style-asian="italic" style:font-weight-asian="normal" style:font-size-complex="12pt" style:font-style-complex="italic" style:font-weight-complex="normal"/>
    </style:style>
    <style:style style:name="T123" style:family="text">
      <style:text-properties fo:font-size="12pt" fo:font-style="italic" fo:font-weight="normal" officeooo:rsid="005b80be" style:font-size-asian="12pt" style:font-style-asian="italic" style:font-weight-asian="normal" style:font-size-complex="12pt" style:font-style-complex="italic" style:font-weight-complex="normal"/>
    </style:style>
    <style:style style:name="T124" style:family="text">
      <style:text-properties fo:font-size="12pt" fo:font-style="italic" fo:font-weight="normal" officeooo:rsid="005b9660" style:font-size-asian="12pt" style:font-style-asian="italic" style:font-weight-asian="normal" style:font-size-complex="12pt" style:font-style-complex="italic" style:font-weight-complex="normal"/>
    </style:style>
    <style:style style:name="T125" style:family="text">
      <style:text-properties fo:font-size="12pt" fo:font-style="italic" fo:font-weight="normal" officeooo:rsid="005d612a" style:font-size-asian="12pt" style:font-style-asian="italic" style:font-weight-asian="normal" style:font-size-complex="12pt" style:font-style-complex="italic" style:font-weight-complex="normal"/>
    </style:style>
    <style:style style:name="T126" style:family="text">
      <style:text-properties fo:font-size="12pt" fo:font-style="italic" fo:font-weight="bold" officeooo:rsid="005d612a" style:font-size-asian="12pt" style:font-style-asian="italic" style:font-weight-asian="normal" style:font-size-complex="12pt" style:font-style-complex="italic" style:font-weight-complex="normal"/>
    </style:style>
    <style:style style:name="T127" style:family="text">
      <style:text-properties style:text-position="super 58%" fo:font-size="14pt" fo:font-style="italic" fo:font-weight="bold" officeooo:rsid="005142b9" style:font-size-asian="14pt" style:font-style-asian="italic" style:font-weight-asian="bold" style:font-size-complex="14pt" style:font-style-complex="italic" style:font-weight-complex="bold"/>
    </style:style>
    <style:style style:name="T128" style:family="text">
      <style:text-properties style:text-position="super 58%" fo:font-size="14pt" fo:font-style="italic" fo:font-weight="bold" officeooo:rsid="007c0044" style:font-size-asian="14pt" style:font-style-asian="italic" style:font-weight-asian="bold" style:font-size-complex="14pt" style:font-style-complex="italic" style:font-weight-complex="bold"/>
    </style:style>
    <style:style style:name="T129" style:family="text">
      <style:text-properties style:text-position="super 58%" fo:font-size="14pt" fo:font-style="italic" fo:font-weight="bold" officeooo:rsid="0060c7f2" style:font-size-asian="14pt" style:font-style-asian="italic" style:font-weight-asian="bold" style:font-size-complex="14pt" style:font-style-complex="italic"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st of commands that I have used:</text:p>
      <text:p text:style-name="P1"/>
      <text:p text:style-name="P2">sudo apt update</text:p>
      <text:p text:style-name="P1">sudo – it is the magic word – it allows to run any command on the command line. I will have to give my main password for the admin user</text:p>
      <text:p text:style-name="P1"/>
      <text:p text:style-name="P1">apt update – I am checking what packages are installed in my Ubuntu machine and updating them when necessary</text:p>
      <text:p text:style-name="P1"/>
      <text:p text:style-name="P2">sudo apt upgrade</text:p>
      <text:p text:style-name="P2"/>
      <text:p text:style-name="P4">upgrade means that I get the latest packages installed on my system</text:p>
      <text:p text:style-name="P4"/>
      <text:p text:style-name="P4"><text:a xlink:type="simple" xlink:href="https://tutorials.ubuntu.com/tutorial/install-and-configure-samba#3" text:style-name="Internet_20_link" text:visited-style-name="Visited_20_Internet_20_Link">https://tutorials.ubuntu.com/tutorial/install-and-configure-samba#3</text:a> </text:p>
      <text:p text:style-name="P4"/>
      <text:p text:style-name="P4"/>
      <text:p text:style-name="P10"><text:span text:style-name="Source_20_Text"><text:span text:style-name="T2">sudo apt install samba</text:span></text:span></text:p>
      <text:p text:style-name="P4"/>
      <text:p text:style-name="P5">This command installs samba on my Ubuntu machine</text:p>
      <text:p text:style-name="P5"/>
      <text:p text:style-name="P11"><text:span text:style-name="Source_20_Text"><text:span text:style-name="T2">whereis samba</text:span></text:span></text:p>
      <text:p text:style-name="P5"/>
      <text:p text:style-name="P6">check if samba is installed or not</text:p>
      <text:p text:style-name="P7">When samba is instaled I get a message like this:</text:p>
      <text:p text:style-name="P7"/>
      <text:p text:style-name="P12"><text:span text:style-name="Source_20_Text">samba: /usr/sbin/samba /usr/lib/samba /etc/samba /usr/share/samba /usr/share/man/man7/samba.7.gz /usr/share/man/man8/samba.8.gz</text:span></text:p>
      <text:p text:style-name="P7"/>
      <text:p text:style-name="P3">mkdir foldername</text:p>
      <text:p text:style-name="P3"/>
      <text:p text:style-name="P8">The <text:span text:style-name="T2">foldername </text:span>can be a relative path (when it does NOT start with /) - and it is just the name of the folder that we need to create in the <text:span text:style-name="T2">current</text:span> location.</text:p>
      <text:p text:style-name="P8">Example: mkdir FOLDER1</text:p>
      <text:p text:style-name="P8">The <text:span text:style-name="T2">foldername </text:span>can be an absolute path (when it starts with /)</text:p>
      <text:p text:style-name="P8">Example: mkdir <text:span text:style-name="T21">/home/dan/FOLDER2</text:span></text:p>
      <text:p text:style-name="P9"/>
      <text:h text:style-name="P93" text:outline-level="3">More on Paths</text:h>
      <text:p text:style-name="Text_20_body">You'll find that a lot of stuff in Linux can be achieved in several different ways. Paths are no different. Here are some more building blocks you may use to help build your paths.</text:p>
      <text:list xml:id="list3990592622" text:style-name="L1">
        <text:list-item>
          <text:p text:style-name="P97"><text:span text:style-name="T1">~</text:span> (tilde) - This is a shortcut for your home directory. eg, if your home directory is /home/ryan then you could refer to the directory Documents with the path /home/ryan/Documents or ~/Documents </text:p>
        </text:list-item>
        <text:list-item>
          <text:p text:style-name="P97"><text:span text:style-name="T1">.</text:span> (dot) - This is a reference to your current directory. eg in the example above we referred to Documents on line 4 with a relative path. It could also be written as ./Documents (Normally this extra bit is not required but in later sections we will see where it comes in handy). </text:p>
        </text:list-item>
        <text:list-item>
          <text:p text:style-name="P95"><text:span text:style-name="T1">..</text:span> (dotdot)- This is a reference to the parent directory. You can use this several times in a path to keep going up the hierarchy. eg if you were in the path /home/ryan you could run the command ls ../../ and this would do a listing of the root directory. </text:p>
        </text:list-item>
      </text:list>
      <text:p text:style-name="P8"><text:a xlink:type="simple" xlink:href="https://ryanstutorials.net/linuxtutorial/navigation.php" text:style-name="Internet_20_link" text:visited-style-name="Visited_20_Internet_20_Link"><text:span text:style-name="T21">https://ryanstutorials.net/linuxtutorial/navigation.php</text:span></text:a><text:span text:style-name="T21"> </text:span></text:p>
      <text:p text:style-name="P9"><text:soft-page-break/></text:p>
      <text:p text:style-name="P9"/>
      <text:p text:style-name="P3"/>
      <text:p text:style-name="P13"><text:span text:style-name="Source_20_Text"><text:span text:style-name="T3">pwd </text:span></text:span></text:p>
      <text:p text:style-name="P13"><text:span text:style-name="Source_20_Text"/></text:p>
      <text:p text:style-name="P13"><text:span text:style-name="Source_20_Text"><text:span text:style-name="T4">This command shows the current folder in the terminal</text:span></text:span></text:p>
      <text:p text:style-name="P13"><text:span text:style-name="Source_20_Text"><text:span text:style-name="T4"/></text:span></text:p>
      <text:p text:style-name="P14"><text:span text:style-name="Source_20_Text"><text:span text:style-name="T20">ls</text:span></text:span></text:p>
      <text:p text:style-name="P14"><text:span text:style-name="Source_20_Text"><text:span text:style-name="T5">This command lists the contents of the current directory</text:span></text:span></text:p>
      <text:p text:style-name="P26"><text:span text:style-name="Source_20_Text"><text:span text:style-name="T17">We can add options to our ls command, e.g.:</text:span></text:span></text:p>
      <text:p text:style-name="P26"><text:span text:style-name="Source_20_Text"><text:span text:style-name="T17"/></text:span></text:p>
      <text:p text:style-name="P26"><text:span text:style-name="Source_20_Text"><text:span text:style-name="T52">ls -l </text:span></text:span></text:p>
      <text:p text:style-name="P26"><text:span text:style-name="Source_20_Text"><text:span text:style-name="T17">Display a long listing of the current folder</text:span></text:span></text:p>
      <text:p text:style-name="P26"><text:span text:style-name="Source_20_Text"><text:span text:style-name="T52">ls -a </text:span></text:span></text:p>
      <text:p text:style-name="P26"><text:span text:style-name="Source_20_Text"><text:span text:style-name="T17">Display all items (including hidden ones)</text:span></text:span></text:p>
      <text:p text:style-name="P27"><text:span text:style-name="Source_20_Text"><text:span text:style-name="T18">We can ofcourse </text:span></text:span><text:span text:style-name="Source_20_Text"><text:span text:style-name="T19">put the two options together:</text:span></text:span></text:p>
      <text:p text:style-name="P28"><text:span text:style-name="Source_20_Text"><text:span text:style-name="T53">ls -a -l </text:span></text:span></text:p>
      <text:p text:style-name="P28"><text:span text:style-name="Source_20_Text"><text:span text:style-name="T19"/></text:span></text:p>
      <text:p text:style-name="P14"><text:span text:style-name="Source_20_Text"><text:span text:style-name="T5"/></text:span></text:p>
      <text:p text:style-name="P14"><text:span text:style-name="Source_20_Text"><text:span text:style-name="T20">sudo nano FILE_TO_CHANGE</text:span></text:span></text:p>
      <text:p text:style-name="P15"><text:span text:style-name="Source_20_Text"/></text:p>
      <text:p text:style-name="P15"><text:span text:style-name="Source_20_Text"><text:span text:style-name="T6">This command opens the “nano” texteditor. It will open the “FILE_TO_CHANGE” for editing. The FILE_TO_CHA</text:span></text:span><text:span text:style-name="Source_20_Text"><text:span text:style-name="T7">N</text:span></text:span><text:span text:style-name="Source_20_Text"><text:span text:style-name="T6">GE can be given with an absolute path or with a relative path.</text:span></text:span></text:p>
      <text:p text:style-name="P15"><text:span text:style-name="Source_20_Text"><text:span text:style-name="T6"/></text:span></text:p>
      <text:p text:style-name="P16"><text:span text:style-name="Source_20_Text"><text:span text:style-name="T8">The nano texteditor:</text:span></text:span></text:p>
      <text:p text:style-name="P16"><text:span text:style-name="Source_20_Text"><text:span text:style-name="T8"/></text:span></text:p>
      <text:p text:style-name="P16"><text:span text:style-name="Source_20_Text"><text:span text:style-name="T8">CTRL + S = save the file</text:span></text:span></text:p>
      <text:p text:style-name="P17"><text:span text:style-name="Source_20_Text"><text:span text:style-name="T9"/></text:span></text:p>
      <text:p text:style-name="P17"><text:span text:style-name="Source_20_Text"><text:span text:style-name="T9">Wrote x lines</text:span></text:span></text:p>
      <text:p text:style-name="P17"><text:span text:style-name="Source_20_Text"><text:span text:style-name="T9"/></text:span></text:p>
      <text:p text:style-name="P18"><text:span text:style-name="Source_20_Text"><text:span text:style-name="T10">CTRL + X = exit nano </text:span></text:span></text:p>
      <text:p text:style-name="P18"><text:span text:style-name="Source_20_Text"><text:span text:style-name="T10">If the file was previously saved and no more changes have been made, the nano text editor exits without any more questions</text:span></text:span></text:p>
      <text:p text:style-name="P18"><text:span text:style-name="Source_20_Text"><text:span text:style-name="T10">If the file was NOT saved and there are changes that havent been saved, nano will ask if I want to save the changes or not </text:span></text:span></text:p>
      <text:p text:style-name="P18"><text:span text:style-name="Source_20_Text"><text:span text:style-name="T10"/></text:span></text:p>
      <text:p text:style-name="P18"><text:span text:style-name="Source_20_Text"><text:span text:style-name="T10"/></text:span></text:p>
      <text:p text:style-name="P18"><text:span text:style-name="Source_20_Text"><text:span text:style-name="T50">cd DIRECTORY</text:span></text:span></text:p>
      <text:p text:style-name="P18"><text:span text:style-name="Source_20_Text"><text:span text:style-name="T11"/></text:span></text:p>
      <text:p text:style-name="P19"><text:span text:style-name="Source_20_Text"><text:span text:style-name="T11">This will change my present working directory to the new “DIRECTORY”</text:span></text:span></text:p>
      <text:p text:style-name="P19"><text:span text:style-name="Source_20_Text"><text:span text:style-name="T11"/></text:span></text:p>
      <text:p text:style-name="P20"><text:span text:style-name="Source_20_Text"><text:span text:style-name="T51">cd ..</text:span></text:span></text:p>
      <text:p text:style-name="P20"><text:span text:style-name="Source_20_Text"><text:span text:style-name="T12">Changes the current folder to the parent folder</text:span></text:span></text:p>
      <text:p text:style-name="P20"><text:span text:style-name="Source_20_Text"><text:span text:style-name="T12"/></text:span></text:p>
      <text:p text:style-name="P21"><text:span text:style-name="Source_20_Text"><text:span text:style-name="T13">sudo gedit </text:span></text:span><text:span text:style-name="Source_20_Text"><text:span text:style-name="T20">FILE_TO_CHANGE</text:span></text:span></text:p>
      <text:p text:style-name="P21"><text:span text:style-name="Source_20_Text"/></text:p>
      <text:p text:style-name="P22"><text:span text:style-name="Source_20_Text"><text:span text:style-name="T14">Open a GUI (graphical user interface) to edit the FILE_TO_CHANGE</text:span></text:span></text:p>
      <text:p text:style-name="P24"><text:span text:style-name="Source_20_Text"><text:span text:style-name="T15">Note: the gedit will lock the Terminal window and you will not be able </text:span></text:span></text:p>
      <text:p text:style-name="P24"><text:span text:style-name="Source_20_Text"><text:span text:style-name="T15">to write any commands as long as you do not close gedit.</text:span></text:span></text:p>
      <text:p text:style-name="P23"><text:span text:style-name="Source_20_Text"><text:span text:style-name="T15"/></text:span></text:p>
      <text:p text:style-name="P24"><text:span text:style-name="Source_20_Text"><text:span text:style-name="T16">To edit a samba share, you have to open </text:span></text:span><text:span text:style-name="Source_20_Text"><text:span text:style-name="T22">etc/samba/smb.conf and add the </text:span></text:span></text:p>
      <text:p text:style-name="P24"><text:span text:style-name="Source_20_Text"><text:span text:style-name="T22">following lines in the end:</text:span></text:span></text:p>
      <text:p text:style-name="P24"><text:span text:style-name="Source_20_Text"><text:span text:style-name="T22"/></text:span></text:p>
      <text:p text:style-name="P24"><text:span text:style-name="Source_20_Text"><text:span text:style-name="T22">[Folder-Created-Using-Terminal]</text:span></text:span></text:p>
      <text:p text:style-name="P24"><text:span text:style-name="Source_20_Text"><text:span text:style-name="T22"><text:s text:c="4"/>comment = Samba on Ubuntu from 3TPIFE</text:span></text:span></text:p>
      <text:p text:style-name="P24"><text:span text:style-name="Source_20_Text"><text:span text:style-name="T22"><text:s text:c="4"/>path = /home/dan/Folder-Created-Using-Terminal</text:span></text:span></text:p>
      <text:p text:style-name="P24"><text:span text:style-name="Source_20_Text"><text:span text:style-name="T22"><text:s text:c="4"/>read only = no</text:span></text:span></text:p>
      <text:p text:style-name="P24"><text:span text:style-name="Source_20_Text"><text:span text:style-name="T22"><text:s text:c="4"/>browsable = yes</text:span></text:span></text:p>
      <text:p text:style-name="P24"><text:span text:style-name="Source_20_Text"><text:span text:style-name="T22"/></text:span></text:p>
      <text:p text:style-name="P24"><text:span text:style-name="Source_20_Text"><text:span text:style-name="T22">- where Folder-Created-Using-Terminal is a folder previously created </text:span></text:span></text:p>
      <text:p text:style-name="P24"><text:span text:style-name="Source_20_Text"><text:span text:style-name="T22">inside my home/dan Folder</text:span></text:span></text:p>
      <text:p text:style-name="P24"><text:span text:style-name="Source_20_Text"><text:span text:style-name="T22"/></text:span></text:p>
      <text:p text:style-name="P24"><text:soft-page-break/><text:span text:style-name="Source_20_Text"><text:span text:style-name="T22"/></text:span></text:p>
      <text:p text:style-name="P25"><text:span text:style-name="Source_20_Text"><text:span text:style-name="T39">The above is done to configure samba shares by editing the smb.conf file.</text:span></text:span></text:p>
      <text:p text:style-name="P25"><text:span text:style-name="Source_20_Text"><text:span text:style-name="T39"/></text:span></text:p>
      <text:p text:style-name="P25"><text:span text:style-name="Source_20_Text"><text:span text:style-name="T39">In Ubuntu there is another way of doing the same thing using a GUI.</text:span></text:span></text:p>
      <text:p text:style-name="P29"><text:span text:style-name="Source_20_Text"><text:span text:style-name="T39">The name of the program to configure samba shares is System-Config-Samba.</text:span></text:span></text:p>
      <text:p text:style-name="P29"><text:span text:style-name="Source_20_Text"><text:span text:style-name="T39">We will use the tutorial from:</text:span></text:span></text:p>
      <text:p text:style-name="P29"><text:a xlink:type="simple" xlink:href="https://www.linuxbabe.com/ubuntu/system-config-samba-ubuntu-16-04" text:style-name="Internet_20_link" text:visited-style-name="Visited_20_Internet_20_Link"><text:span text:style-name="Source_20_Text"><text:span text:style-name="T39">https://www.linuxbabe.com/ubuntu/system-config-samba-ubuntu-16-04</text:span></text:span></text:a><text:span text:style-name="Source_20_Text"><text:span text:style-name="T39"> </text:span></text:span></text:p>
      <text:p text:style-name="P29"><text:span text:style-name="Source_20_Text"><text:span text:style-name="T39">in order to use the system-config-samba.</text:span></text:span></text:p>
      <text:p text:style-name="P29"><text:span text:style-name="Source_20_Text"><text:span text:style-name="T39"/></text:span></text:p>
      <text:p text:style-name="P29"><text:span text:style-name="Source_20_Text"><text:span text:style-name="T46">sudo apt install samba samba-common-bin </text:span></text:span></text:p>
      <text:p text:style-name="P30"><text:span text:style-name="Source_20_Text"><text:span text:style-name="T40">This command installs samba </text:span></text:span></text:p>
      <text:p text:style-name="P30"><text:span text:style-name="Source_20_Text"><text:span text:style-name="T40"/></text:span></text:p>
      <text:p text:style-name="P30"><text:span text:style-name="Source_20_Text"><text:span text:style-name="T47">smbd --version</text:span></text:span></text:p>
      <text:p text:style-name="P31"><text:span text:style-name="Source_20_Text"><text:span text:style-name="T41">This command displays the current samba version installed in the system</text:span></text:span></text:p>
      <text:p text:style-name="P31"><text:span text:style-name="Source_20_Text"><text:span text:style-name="T41"/></text:span></text:p>
      <text:p text:style-name="P31"><text:span text:style-name="Source_20_Text"><text:span text:style-name="T48">sudo systemctl status smbd</text:span></text:span></text:p>
      <text:p text:style-name="P32"><text:span text:style-name="Source_20_Text"><text:span text:style-name="T42">This command tells us if the </text:span></text:span><text:span text:style-name="Source_20_Text"><text:span text:style-name="T44">smb</text:span></text:span><text:span text:style-name="Source_20_Text"><text:span text:style-name="T42"> service is running or not</text:span></text:span></text:p>
      <text:p text:style-name="P33"><text:span text:style-name="Source_20_Text"><text:span text:style-name="T48">sudo systemctl status </text:span></text:span><text:span text:style-name="Source_20_Text"><text:span text:style-name="T49">n</text:span></text:span><text:span text:style-name="Source_20_Text"><text:span text:style-name="T48">mbd</text:span></text:span></text:p>
      <text:p text:style-name="P33"><text:span text:style-name="Source_20_Text"><text:span text:style-name="T42">This command tells us if the </text:span></text:span><text:span text:style-name="Source_20_Text"><text:span text:style-name="T43">nmb</text:span></text:span><text:span text:style-name="Source_20_Text"><text:span text:style-name="T42"> service is running or not</text:span></text:span></text:p>
      <text:p text:style-name="P33"><text:span text:style-name="Source_20_Text"><text:span text:style-name="T42"/></text:span></text:p>
      <text:p text:style-name="P34"><text:span text:style-name="Source_20_Text"><text:span text:style-name="T45">nmb vs smb see the explanation:</text:span></text:span></text:p>
      <text:p text:style-name="P34"><text:span text:style-name="Source_20_Text"><text:span text:style-name="T45"><text:line-break/></text:span></text:span><text:span text:style-name="Source_20_Text"><text:span text:style-name="Teletype"><text:span text:style-name="T23">NMB is the NetBIOS name resolution protocol. When you configure your<text:line-break/>system for Samba, it will run both smbd and nmbd daemons. One of them (smbd)<text:line-break/>will take care of the file transfer, etc., while the other (nmbd) will take<text:line-break/>care of the NetBIOS name resolution thus making it possible for the hosts<text:line-break/>to show up in your "Network Neighborhood" in the Windows boxes.</text:span></text:span></text:span></text:p>
      <text:p text:style-name="P35"><text:span text:style-name="Teletype"><text:span text:style-name="T24">From: </text:span></text:span><text:a xlink:type="simple" xlink:href="https://www.redhat.com/archives/redhat-list/2001-February/msg01240.html" text:style-name="Internet_20_link" text:visited-style-name="Visited_20_Internet_20_Link"><text:span text:style-name="Teletype"><text:span text:style-name="T24">https://www.redhat.com/archives/redhat-list/2001-February/msg01240.html</text:span></text:span></text:a><text:span text:style-name="Teletype"><text:span text:style-name="T24"> </text:span></text:span></text:p>
      <text:p text:style-name="P35"><text:span text:style-name="Teletype"><text:span text:style-name="T24"/></text:span></text:p>
      <text:p text:style-name="P35"><text:span text:style-name="Teletype"><text:span text:style-name="T34">sudo systemctl start smbd</text:span></text:span></text:p>
      <text:p text:style-name="P36"><text:span text:style-name="Teletype"><text:span text:style-name="T25">This command starts the smb service</text:span></text:span></text:p>
      <text:p text:style-name="P36"><text:span text:style-name="Teletype"><text:span text:style-name="T34">sudo systemctl start </text:span></text:span><text:span text:style-name="Teletype"><text:span text:style-name="T35">nm</text:span></text:span><text:span text:style-name="Teletype"><text:span text:style-name="T34">bd</text:span></text:span></text:p>
      <text:p text:style-name="P36"><text:span text:style-name="Teletype"><text:span text:style-name="T25">This command starts the nmb service</text:span></text:span></text:p>
      <text:p text:style-name="P36"><text:span text:style-name="Teletype"><text:span text:style-name="T25"/></text:span></text:p>
      <text:p text:style-name="P36"><text:span text:style-name="Teletype"><text:span text:style-name="T25"/></text:span></text:p>
      <text:p text:style-name="P36"><text:span text:style-name="Teletype"><text:span text:style-name="T35">sudo apt install system-config-samba</text:span></text:span></text:p>
      <text:p text:style-name="P37"><text:span text:style-name="Teletype"><text:span text:style-name="T26">This command installs the system-config-samba to edit samba shares in a GUI.</text:span></text:span></text:p>
      <text:p text:style-name="P37"><text:span text:style-name="Teletype"><text:span text:style-name="T26"/></text:span></text:p>
      <text:p text:style-name="P38"><text:span text:style-name="Teletype"><text:span text:style-name="T35">sudo system-config-samba</text:span></text:span></text:p>
      <text:p text:style-name="P38"><text:span text:style-name="Teletype"><text:span text:style-name="T27">This command starts the samba system configuration GUI</text:span></text:span></text:p>
      <text:p text:style-name="P38"><text:span text:style-name="Teletype"><text:span text:style-name="T27"/></text:span></text:p>
      <text:p text:style-name="P38"><text:span text:style-name="Teletype"><text:span text:style-name="T27"/></text:span></text:p>
      <text:p text:style-name="P39"><text:span text:style-name="Teletype"><text:span text:style-name="T36">sudo touch FILE_NAME</text:span></text:span></text:p>
      <text:p text:style-name="P39"><text:span text:style-name="Teletype"><text:span text:style-name="T28">This command creates an empty file named FILE_NAME</text:span></text:span></text:p>
      <text:p text:style-name="P39"><text:span text:style-name="Teletype"><text:span text:style-name="T28"/></text:span></text:p>
      <text:p text:style-name="P39"><text:span text:style-name="Teletype"><text:span text:style-name="T28"/></text:span></text:p>
      <text:p text:style-name="P40"><text:span text:style-name="Teletype"><text:span text:style-name="T54">26 november 2018</text:span></text:span></text:p>
      <text:p text:style-name="P40"><text:span text:style-name="Teletype"><text:span text:style-name="T29"/></text:span></text:p>
      <text:p text:style-name="P40"><text:span text:style-name="Teletype"><text:span text:style-name="T29"/></text:span></text:p>
      <text:p text:style-name="P40"><text:span text:style-name="Teletype"><text:span text:style-name="T29">We have started by putting the previous version of this document (called List of commands2.odt) on the Teams channel under Files section under SysEx2 Folder-</text:span></text:span></text:p>
      <text:p text:style-name="P40"><text:span text:style-name="Teletype"><text:span text:style-name="T29"/></text:span></text:p>
      <text:p text:style-name="P40"><text:span text:style-name="Teletype"><text:span text:style-name="T29">The class had a task to find 4 ways of switching directories from the linux System to the / home / user .</text:span></text:span></text:p>
      <text:p text:style-name="P40"><text:span text:style-name="Teletype"><text:span text:style-name="T29"/></text:span></text:p>
      <text:p text:style-name="P40"><text:span text:style-name="Teletype"><text:span text:style-name="T29">Going further with Ryan’s tutorial – the third section.</text:span></text:span></text:p>
      <text:p text:style-name="P40"><text:span text:style-name="Teletype"><text:span text:style-name="T29"/></text:span></text:p>
      <text:p text:style-name="P40"><text:span text:style-name="Teletype"><text:span text:style-name="T29">We are learning about the command:</text:span></text:span></text:p>
      <text:p text:style-name="P40"><text:span text:style-name="Teletype"><text:span text:style-name="T29"/></text:span></text:p>
      <text:p text:style-name="P40"><text:span text:style-name="Teletype"><text:span text:style-name="T37">file [path]</text:span></text:span></text:p>
      <text:p text:style-name="P40"><text:span text:style-name="Teletype"><text:span text:style-name="T29"/></text:span></text:p>
      <text:p text:style-name="P40"><text:span text:style-name="Teletype"><text:span text:style-name="T29">This command gives me important information on the actual contents of a given file.</text:span></text:span></text:p>
      <text:p text:style-name="P40"><text:soft-page-break/><text:span text:style-name="Teletype"><text:span text:style-name="T29"/></text:span></text:p>
      <text:p text:style-name="P40"><text:span text:style-name="Teletype"><text:span text:style-name="T29">For example: if I download an image and save it with some strange extension, e.g. “pepa.exe” - the file command shows me that Ubuntu understands what the contents of this file are. On the contrary – in Windows if I switch the extension of a file – that file switches the file-type as well</text:span></text:span></text:p>
      <text:p text:style-name="P40"><text:span text:style-name="Teletype"><text:span text:style-name="T29"/></text:span></text:p>
      <text:p text:style-name="P40"><text:span text:style-name="Teletype"><text:span text:style-name="T29"/></text:span></text:p>
      <text:p text:style-name="P40"><text:span text:style-name="Teletype"><text:span text:style-name="T29">Linux is a case </text:span></text:span><text:span text:style-name="Teletype"><text:span text:style-name="T30">sen</text:span></text:span><text:span text:style-name="Teletype"><text:span text:style-name="T29">sitive system – </text:span></text:span><text:span text:style-name="Teletype"><text:span text:style-name="T30">uppercase is NOT the same with smallercase letters</text:span></text:span></text:p>
      <text:p text:style-name="P40"><text:span text:style-name="Teletype"><text:span text:style-name="T30"/></text:span></text:p>
      <text:p text:style-name="P41"><text:span text:style-name="Teletype"><text:span text:style-name="T30">To avoid errors, whenever we use filenames and directories – we should be using TAB for AUTOCOMPLETE. The TAB key is VERY useful not only for speed but for “error correction” as well.</text:span></text:span></text:p>
      <text:p text:style-name="P41"><text:span text:style-name="Teletype"><text:span text:style-name="T30"/></text:span></text:p>
      <text:p text:style-name="P41"><text:span text:style-name="Teletype"><text:span text:style-name="T30"/></text:span></text:p>
      <text:p text:style-name="P42"><text:span text:style-name="Teletype"><text:span text:style-name="T31">The manual pages of Ubuntu:</text:span></text:span></text:p>
      <text:p text:style-name="P42"><text:span text:style-name="Teletype"><text:span text:style-name="T31">Whenever we do not know something about a command – we type</text:span></text:span></text:p>
      <text:p text:style-name="P42"><text:span text:style-name="Teletype"><text:span text:style-name="T31">man command</text:span></text:span></text:p>
      <text:p text:style-name="P42"><text:span text:style-name="Teletype"><text:span text:style-name="T31"/></text:span></text:p>
      <text:p text:style-name="P42"><text:span text:style-name="Teletype"><text:span text:style-name="T31">for example: for the command ls</text:span></text:span></text:p>
      <text:p text:style-name="P42"><text:span text:style-name="Teletype"><text:span text:style-name="T31"/></text:span></text:p>
      <text:p text:style-name="P42"><text:span text:style-name="Teletype"><text:span text:style-name="T31">if we type </text:span></text:span></text:p>
      <text:p text:style-name="P42"><text:span text:style-name="Teletype"><text:span text:style-name="T31">man ls </text:span></text:span></text:p>
      <text:p text:style-name="P42"><text:span text:style-name="Teletype"><text:span text:style-name="T31"/></text:span></text:p>
      <text:p text:style-name="P42"><text:span text:style-name="Teletype"><text:span text:style-name="T31">we get the full manual for the command ls</text:span></text:span></text:p>
      <text:p text:style-name="P42"><text:span text:style-name="Teletype"><text:span text:style-name="T31"/></text:span></text:p>
      <text:p text:style-name="P42"><text:span text:style-name="Teletype"><text:span text:style-name="T31">Between the options of the ls command we can find for example the -s option. This option allows us to sort the results of the ls command by size.</text:span></text:span></text:p>
      <text:p text:style-name="P42"><text:span text:style-name="Teletype"><text:span text:style-name="T31"/></text:span></text:p>
      <text:p text:style-name="P42"><text:span text:style-name="Teletype"><text:span text:style-name="T31"/></text:span></text:p>
      <text:p text:style-name="P43"><text:span text:style-name="Teletype"><text:span text:style-name="T32">Section 5 of Ryans tutorial – FILE manipulation</text:span></text:span></text:p>
      <text:p text:style-name="P43"><text:span text:style-name="Teletype"><text:span text:style-name="T32"/></text:span></text:p>
      <text:p text:style-name="P43"><text:span text:style-name="Teletype"><text:span text:style-name="T32">Making a directory:</text:span></text:span></text:p>
      <text:p text:style-name="P43"><text:span text:style-name="Teletype"><text:span text:style-name="T38">mkdir [Options] Directory</text:span></text:span></text:p>
      <text:p text:style-name="P43"><text:span text:style-name="Teletype"><text:span text:style-name="T38"/></text:span></text:p>
      <text:p text:style-name="P44"><text:span text:style-name="Teletype"><text:span text:style-name="T33">Removing</text:span></text:span><text:span text:style-name="Teletype"><text:span text:style-name="T32"> a directory:</text:span></text:span></text:p>
      <text:p text:style-name="P43"><text:span text:style-name="Teletype"><text:span text:style-name="T38">rmdir [options] &lt;Directory&gt;</text:span></text:span></text:p>
      <text:p text:style-name="P43"><text:span text:style-name="Teletype"><text:span text:style-name="T38"/></text:span></text:p>
      <text:p text:style-name="P43"><text:span text:style-name="Teletype"><text:span text:style-name="T32">Creating an empty file:</text:span></text:span></text:p>
      <text:p text:style-name="P43"><text:span text:style-name="Teletype"><text:span text:style-name="T38">touch [Options] Filename</text:span></text:span></text:p>
      <text:p text:style-name="P43"><text:span text:style-name="Teletype"><text:span text:style-name="T38"/></text:span></text:p>
      <text:p text:style-name="P43"><text:span text:style-name="Teletype"><text:span text:style-name="T32">Copy file or directory</text:span></text:span></text:p>
      <text:p text:style-name="P43"><text:span text:style-name="Teletype"><text:span text:style-name="T38">cp [options] &lt;source&gt; &lt;destination&gt;</text:span></text:span></text:p>
      <text:p text:style-name="P43"><text:span text:style-name="Teletype"><text:span text:style-name="T38"/></text:span></text:p>
      <text:p text:style-name="P43"><text:span text:style-name="Teletype"><text:span text:style-name="T32">Moving a file or directory</text:span></text:span></text:p>
      <text:p text:style-name="P43"><text:span text:style-name="Teletype"><text:span text:style-name="T38">mv [options] &lt;source&gt; &lt;destination&gt;</text:span></text:span></text:p>
      <text:p text:style-name="P43"><text:span text:style-name="Teletype"><text:span text:style-name="T38"/></text:span></text:p>
      <text:p text:style-name="P43"><text:span text:style-name="Teletype"><text:span text:style-name="T32">Removing files and non empty directories</text:span></text:span></text:p>
      <text:p text:style-name="P43"><text:span text:style-name="Teletype"><text:span text:style-name="T38">rm [options] &lt;file&gt;</text:span></text:span></text:p>
      <text:p text:style-name="P43"><text:span text:style-name="Teletype"><text:span text:style-name="T32"/></text:span></text:p>
      <text:p text:style-name="P45"><text:span text:style-name="Teletype"><text:span text:style-name="T54">2</text:span></text:span><text:span text:style-name="Teletype"><text:span text:style-name="T55">9</text:span></text:span><text:span text:style-name="Teletype"><text:span text:style-name="T54"> november 2018</text:span></text:span></text:p>
      <text:p text:style-name="P45"><text:span text:style-name="Teletype"><text:span text:style-name="T54"/></text:span></text:p>
      <text:p text:style-name="P45"><text:span text:style-name="Teletype"><text:span text:style-name="T54"/></text:span></text:p>
      <text:p text:style-name="P46"><text:span text:style-name="Teletype"><text:span text:style-name="T118">Recap from last time – relative vs absolute paths:</text:span></text:span></text:p>
      <text:p text:style-name="P46"><text:span text:style-name="Teletype"><text:span text:style-name="T118"/></text:span></text:p>
      <text:p text:style-name="P46"><text:span text:style-name="Teletype"><text:span text:style-name="T118">dan@dan-HP-Compaq-8100-Elite-SFF-PC:~$ pwd</text:span></text:span></text:p>
      <text:p text:style-name="P46"><text:span text:style-name="Teletype"><text:span text:style-name="T118">/home/dan</text:span></text:span></text:p>
      <text:p text:style-name="P46"><text:span text:style-name="Teletype"><text:span text:style-name="T118">dan@dan-HP-Compaq-8100-Elite-SFF-PC:~$ mkdir test1</text:span></text:span></text:p>
      <text:p text:style-name="P46"><text:span text:style-name="Teletype"><text:span text:style-name="T118">dan@dan-HP-Compaq-8100-Elite-SFF-PC:~$ mkdir test2</text:span></text:span></text:p>
      <text:p text:style-name="P46"><text:span text:style-name="Teletype"><text:span text:style-name="T118">dan@dan-HP-Compaq-8100-Elite-SFF-PC:~$ cd test1</text:span></text:span></text:p>
      <text:p text:style-name="P46"><text:span text:style-name="Teletype"><text:span text:style-name="T118">dan@dan-HP-Compaq-8100-Elite-SFF-PC:~/test1$ mkdir 2018</text:span></text:span></text:p>
      <text:p text:style-name="P46"><text:soft-page-break/><text:span text:style-name="Teletype"><text:span text:style-name="T118">dan@dan-HP-Compaq-8100-Elite-SFF-PC:~/test1$ mkdir 2019</text:span></text:span></text:p>
      <text:p text:style-name="P46"><text:span text:style-name="Teletype"><text:span text:style-name="T118">dan@dan-HP-Compaq-8100-Elite-SFF-PC:~/test1$ ls</text:span></text:span></text:p>
      <text:p text:style-name="P46"><text:span text:style-name="Teletype"><text:span text:style-name="T118">2018 <text:s/>2019</text:span></text:span></text:p>
      <text:p text:style-name="P46"><text:span text:style-name="Teletype"><text:span text:style-name="T118">dan@dan-HP-Compaq-8100-Elite-SFF-PC:~/test1$ mv 2018 /home/dan/test2/</text:span></text:span></text:p>
      <text:p text:style-name="P46"><text:span text:style-name="Teletype"><text:span text:style-name="T118">dan@dan-HP-Compaq-8100-Elite-SFF-PC:~/test1$ ls</text:span></text:span></text:p>
      <text:p text:style-name="P46"><text:span text:style-name="Teletype"><text:span text:style-name="T118">2019</text:span></text:span></text:p>
      <text:p text:style-name="P46"><text:span text:style-name="Teletype"><text:span text:style-name="T118">dan@dan-HP-Compaq-8100-Elite-SFF-PC:~/test1$ cd ../test2</text:span></text:span></text:p>
      <text:p text:style-name="P46"><text:span text:style-name="Teletype"><text:span text:style-name="T118">dan@dan-HP-Compaq-8100-Elite-SFF-PC:~/test2$ ls</text:span></text:span></text:p>
      <text:p text:style-name="P46"><text:span text:style-name="Teletype"><text:span text:style-name="T118">2018</text:span></text:span></text:p>
      <text:p text:style-name="P45"><text:span text:style-name="Teletype"><text:span text:style-name="T119"/></text:span></text:p>
      <text:p text:style-name="P45"><text:span text:style-name="Teletype"><text:span text:style-name="T119"/></text:span></text:p>
      <text:p text:style-name="P47"><text:span text:style-name="Teletype"><text:span text:style-name="T120">The vi text editor it is the oldest linux texteditor</text:span></text:span></text:p>
      <text:p text:style-name="P47"><text:span text:style-name="Teletype"><text:span text:style-name="T120">When possible, use gedit OR nano </text:span></text:span><text:span text:style-name="Teletype"><text:span text:style-name="T121">to edit text files</text:span></text:span></text:p>
      <text:p text:style-name="P47"><text:span text:style-name="Teletype"><text:span text:style-name="T120"/></text:span></text:p>
      <text:p text:style-name="P48"><text:span text:style-name="Teletype"><text:span text:style-name="T121"/></text:span></text:p>
      <text:p text:style-name="P49"><text:span text:style-name="Teletype"><text:span text:style-name="T122">In this lesson we are learning to use wildcards:</text:span></text:span></text:p>
      <text:p text:style-name="P49"><text:span text:style-name="Teletype"><text:span text:style-name="T122"/></text:span></text:p>
      <text:p text:style-name="P94"><text:span text:style-name="Teletype"><text:span text:style-name="T122">Wildcards are a set of building blocks that allow you to create a pattern defining a set of files or directories. As you would remember, whenever we refer to a file or directory on the command line we are actually referring to a path. Whenever we refer to a path we may also use wildcards in that path to turn it into a set of files or directories.</text:span></text:span></text:p>
      <text:p text:style-name="Text_20_body">Here is the basic set of wildcards:</text:p>
      <text:list xml:id="list3829150336" text:style-name="L2">
        <text:list-item>
          <text:p text:style-name="P98"><text:span text:style-name="T1">*</text:span> - represents zero or more characters </text:p>
        </text:list-item>
        <text:list-item>
          <text:p text:style-name="P98"><text:span text:style-name="T1">?</text:span> - represents a single character </text:p>
        </text:list-item>
        <text:list-item>
          <text:p text:style-name="P96"><text:span text:style-name="T1">[]</text:span> - represents a range of characters </text:p>
        </text:list-item>
      </text:list>
      <text:p text:style-name="P49"><text:span text:style-name="Teletype"><text:span text:style-name="T122"/></text:span></text:p>
      <text:p text:style-name="P49"><text:span text:style-name="Teletype"><text:span text:style-name="T122"/></text:span></text:p>
      <text:p text:style-name="P50"><text:span text:style-name="Teletype"><text:span text:style-name="T123">The ls command only uses wildcards and displays results from the current folder. Even if we use the -R option for the ls command – we cannot search using wildcards recursively.</text:span></text:span></text:p>
      <text:p text:style-name="P50"><text:span text:style-name="Teletype"><text:span text:style-name="T123"/></text:span></text:p>
      <text:p text:style-name="P50"><text:span text:style-name="Teletype"><text:span text:style-name="T123">Recursively means moving deeper in the folder tree.</text:span></text:span></text:p>
      <text:p text:style-name="P50"><text:span text:style-name="Teletype"><text:span text:style-name="T123">We change the current working directory and everything seems similar. The fact that we can treat our new location just the same as we had treated the previous location gives the folders the recursive property.</text:span></text:span></text:p>
      <text:p text:style-name="P50"><text:span text:style-name="Teletype"><text:span text:style-name="T123"/></text:span></text:p>
      <text:p text:style-name="P50"><text:span text:style-name="Teletype"><text:span text:style-name="T123">To find files in a given path – we use the command find with the option name:</text:span></text:span></text:p>
      <text:p text:style-name="P50"><text:span text:style-name="Teletype"><text:span text:style-name="T123"/></text:span></text:p>
      <text:p text:style-name="P50"><text:a xlink:type="simple" xlink:href="https://www.linode.com/docs/tools-reference/tools/find-files-in-linux-using-the-command-line/" text:style-name="Internet_20_link" text:visited-style-name="Visited_20_Internet_20_Link"><text:span text:style-name="Teletype"><text:span text:style-name="T123">https://www.linode.com/docs/tools-reference/tools/find-files-in-linux-using-the-command-line/</text:span></text:span></text:a><text:span text:style-name="Teletype"><text:span text:style-name="T123"> </text:span></text:span></text:p>
      <text:p text:style-name="P50"><text:span text:style-name="Teletype"><text:span text:style-name="T123"/></text:span></text:p>
      <text:p text:style-name="P51"><text:span text:style-name="Teletype"><text:span text:style-name="T124">For example to find all files that end with err we use the command:</text:span></text:span></text:p>
      <text:p text:style-name="P51"><text:span text:style-name="Teletype"><text:span text:style-name="T124"/></text:span></text:p>
      <text:p text:style-name="P51"><text:span text:style-name="Source_20_Text"><text:span text:style-name="T124">find /home/username/ -name "*.err"</text:span></text:span></text:p>
      <text:p text:style-name="P51"><text:soft-page-break/><text:span text:style-name="Source_20_Text"><text:span text:style-name="T124"/></text:span></text:p>
      <text:p text:style-name="P52"><text:span text:style-name="Source_20_Text"><text:span text:style-name="T125">To change permissions on a file or directory we use a command called </text:span></text:span><text:span text:style-name="Source_20_Text"><text:span text:style-name="T126">chmod</text:span></text:span><text:span text:style-name="Source_20_Text"><text:span text:style-name="T125"> It stands for change file mode bits which is a bit of a mouthfull but think of the mode bits as the permission indicators.</text:span></text:span></text:p>
      <text:p text:style-name="P51"><text:span text:style-name="Teletype"><text:span text:style-name="T124"/></text:span></text:p>
      <text:p text:style-name="P51"><text:a xlink:type="simple" xlink:href="https://ryanstutorials.net/linuxtutorial/permissions.php" text:style-name="Internet_20_link" text:visited-style-name="Visited_20_Internet_20_Link"><text:span text:style-name="Teletype"><text:span text:style-name="T124">https://ryanstutorials.net/linuxtutorial/permissions.php</text:span></text:span></text:a><text:span text:style-name="Teletype"><text:span text:style-name="T124"> </text:span></text:span></text:p>
      <text:p text:style-name="P51"><text:span text:style-name="Teletype"><text:span text:style-name="T124"/></text:span></text:p>
      <text:p text:style-name="P52"><text:span text:style-name="Teletype"><text:span text:style-name="T125"/></text:span></text:p>
      <text:p text:style-name="P53"><text:span text:style-name="Teletype"><text:span text:style-name="T54">3</text:span></text:span><text:span text:style-name="Teletype"><text:span text:style-name="T127">rd</text:span></text:span><text:span text:style-name="Teletype"><text:span text:style-name="T56"> of December</text:span></text:span><text:span text:style-name="Teletype"><text:span text:style-name="T54"> 2018</text:span></text:span></text:p>
      <text:p text:style-name="P53"><text:span text:style-name="Teletype"><text:span text:style-name="T79">Users – groups and permissions</text:span></text:span></text:p>
      <text:p text:style-name="P53"><text:span text:style-name="Teletype"><text:span text:style-name="T79"/></text:span></text:p>
      <text:p text:style-name="P53"><text:span text:style-name="Teletype"><text:span text:style-name="T79"/></text:span></text:p>
      <text:p text:style-name="P53"><text:span text:style-name="Teletype"><text:span text:style-name="T79">Showing a list of files and folder with their permissions:</text:span></text:span></text:p>
      <text:p text:style-name="P53"><text:span text:style-name="Teletype"><text:span text:style-name="T56"/></text:span></text:p>
      <text:p text:style-name="P53"><text:span text:style-name="Teletype"><text:span text:style-name="T56">ls -l</text:span></text:span></text:p>
      <text:p text:style-name="P53"><text:span text:style-name="Teletype"><text:span text:style-name="T56"/></text:span></text:p>
      <text:p text:style-name="P54"><text:span text:style-name="Teletype"><text:span text:style-name="T80">The </text:span></text:span><text:span text:style-name="Teletype"><text:span text:style-name="T81">long </text:span></text:span><text:span text:style-name="Teletype"><text:span text:style-name="T80">listing shows files and </text:span></text:span><text:span text:style-name="Teletype"><text:span text:style-name="T81">directories with their permissions.</text:span></text:span></text:p>
      <text:p text:style-name="P54"><text:span text:style-name="Teletype"><text:span text:style-name="T81"/></text:span></text:p>
      <text:p text:style-name="P55"><text:span text:style-name="Teletype"><text:span text:style-name="T81">The permissions are grouped as follows:</text:span></text:span></text:p>
      <text:p text:style-name="P55"><text:span text:style-name="Teletype"><text:span text:style-name="T81"/></text:span></text:p>
      <text:p text:style-name="P55"><text:span text:style-name="Teletype"><text:span text:style-name="T81">- The first letter is either “d” or “-”. </text:span></text:span></text:p>
      <text:p text:style-name="P55"><text:span text:style-name="Teletype"><text:span text:style-name="T81"><text:tab/>- When its a d it is a directory</text:span></text:span></text:p>
      <text:p text:style-name="P55"><text:span text:style-name="Teletype"><text:span text:style-name="T81"><text:tab/>- When its a – it is a file </text:span></text:span></text:p>
      <text:p text:style-name="P55"><text:span text:style-name="Teletype"><text:span text:style-name="T81">- </text:span></text:span><text:span text:style-name="Teletype"><text:span text:style-name="T82">The next three letters are USER permissions:</text:span></text:span></text:p>
      <text:p text:style-name="P55"><text:span text:style-name="Teletype"><text:span text:style-name="T82"><text:tab/>- they are three bits rwx signaling what can a user do (read, write, execute). </text:span></text:span></text:p>
      <text:p text:style-name="P55"><text:span text:style-name="Teletype"><text:span text:style-name="T82">- The next three letters are GROUP permissions:</text:span></text:span></text:p>
      <text:p text:style-name="P55"><text:span text:style-name="Teletype"><text:span text:style-name="T82"><text:tab/>- they are another group of rwx signaling what the group can do with this item</text:span></text:span></text:p>
      <text:p text:style-name="P56"><text:span text:style-name="Teletype"><text:span text:style-name="T82">- The last group of three letters is the OTHER (public users) users can do with this item.</text:span></text:span></text:p>
      <text:p text:style-name="P56"><text:span text:style-name="Teletype"><text:span text:style-name="T82"/></text:span></text:p>
      <text:p text:style-name="P56"><text:span text:style-name="Teletype"><text:span text:style-name="T82">Finally we can use the chmod command to change permissions for a file as:</text:span></text:span></text:p>
      <text:p text:style-name="P56"><text:span text:style-name="Teletype"><text:span text:style-name="T57"/></text:span></text:p>
      <text:p text:style-name="P56"><text:span text:style-name="Teletype"><text:span text:style-name="T57">chmod ABC filename</text:span></text:span><text:span text:style-name="Teletype"><text:span text:style-name="T82"> </text:span></text:span></text:p>
      <text:p text:style-name="P57"><text:span text:style-name="Teletype"><text:span text:style-name="T82"/></text:span></text:p>
      <text:p text:style-name="P57"><text:span text:style-name="Teletype"><text:span text:style-name="T82">The A, B and C can be any number between 0 and 7 and it is used to set the desired permission.</text:span></text:span></text:p>
      <text:p text:style-name="P57"><text:span text:style-name="Teletype"><text:span text:style-name="T83"/></text:span></text:p>
      <text:p text:style-name="P57"><text:span text:style-name="Teletype"><text:span text:style-name="T82">E</text:span></text:span><text:span text:style-name="Teletype"><text:span text:style-name="T83">xercises:</text:span></text:span></text:p>
      <text:p text:style-name="P57"><text:span text:style-name="Teletype"><text:span text:style-name="T83">create an empty file named testFile</text:span></text:span></text:p>
      <text:p text:style-name="P57"><text:span text:style-name="Teletype"><text:span text:style-name="T58"/></text:span></text:p>
      <text:p text:style-name="P57"><text:span text:style-name="Teletype"><text:span text:style-name="T58">touch testFile</text:span></text:span><text:span text:style-name="Teletype"><text:span text:style-name="T57"> </text:span></text:span></text:p>
      <text:p text:style-name="P57"><text:soft-page-break/><text:span text:style-name="Teletype"><text:span text:style-name="T83">change permissions for the testFile to the following flags:</text:span></text:span></text:p>
      <text:p text:style-name="P57"><text:span text:style-name="Teletype"><text:span text:style-name="T83">- r - - r w – r - - chmod 464 testFile</text:span></text:span></text:p>
      <text:p text:style-name="P57"><text:span text:style-name="Teletype"><text:span text:style-name="T83">- - - - r - - r w – chmod 046 testFile</text:span></text:span></text:p>
      <text:p text:style-name="P57"><text:span text:style-name="Teletype"><text:span text:style-name="T83">- r w – r – x r – x chmod 655 test</text:span></text:span><text:span text:style-name="Teletype"><text:span text:style-name="T84">F</text:span></text:span><text:span text:style-name="Teletype"><text:span text:style-name="T83">ile</text:span></text:span></text:p>
      <text:p text:style-name="P57"><text:span text:style-name="Teletype"><text:span text:style-name="T83">- r w x r w x r w x chmod 777 test</text:span></text:span><text:span text:style-name="Teletype"><text:span text:style-name="T84">F</text:span></text:span><text:span text:style-name="Teletype"><text:span text:style-name="T83">ile</text:span></text:span></text:p>
      <text:p text:style-name="P57"><text:span text:style-name="Teletype"><text:span text:style-name="T83">- r – x r w x – w x chmod 573 test</text:span></text:span><text:span text:style-name="Teletype"><text:span text:style-name="T84">F</text:span></text:span><text:span text:style-name="Teletype"><text:span text:style-name="T83">ile</text:span></text:span></text:p>
      <text:p text:style-name="P57"><text:span text:style-name="Teletype"><text:span text:style-name="T83">- r w x - - - r w x chmod 707 testFile</text:span></text:span></text:p>
      <text:p text:style-name="P57"><text:span text:style-name="Teletype"><text:span text:style-name="T58"/></text:span></text:p>
      <text:p text:style-name="P58"><text:span text:style-name="Teletype"><text:span text:style-name="T85">Creating a user:</text:span></text:span></text:p>
      <text:p text:style-name="P58"><text:span text:style-name="Teletype"><text:span text:style-name="T85"/></text:span></text:p>
      <text:p text:style-name="P58"><text:a xlink:type="simple" xlink:href="https://www.digitalocean.com/community/tutorials/how-to-create-a-sudo-user-on-ubuntu-quickstart" text:style-name="Internet_20_link" text:visited-style-name="Visited_20_Internet_20_Link"><text:span text:style-name="Teletype"><text:span text:style-name="T59">https://www.digitalocean.com/community/tutorials/how-to-create-a-sudo-user-on-ubuntu-quickstart</text:span></text:span></text:a><text:span text:style-name="Teletype"><text:span text:style-name="T59"> </text:span></text:span></text:p>
      <text:p text:style-name="P58"><text:span text:style-name="Teletype"><text:span text:style-name="T59">sudo adduser bla</text:span></text:span></text:p>
      <text:p text:style-name="P58"><text:span text:style-name="Teletype"><text:span text:style-name="T85">- creates a user bla </text:span></text:span></text:p>
      <text:p text:style-name="P58"><text:span text:style-name="Teletype"><text:span text:style-name="T59"/></text:span></text:p>
      <text:p text:style-name="P58"><text:a xlink:type="simple" xlink:href="https://linuxacademy.com/howtoguides/posts/show/topic/12659-understanding-linux-users-and-groups" text:style-name="Internet_20_link" text:visited-style-name="Visited_20_Internet_20_Link"><text:span text:style-name="Teletype"><text:span text:style-name="T59">https://linuxacademy.com/howtoguides/posts/show/topic/12659-understanding-linux-users-and-groups</text:span></text:span></text:a><text:span text:style-name="Teletype"><text:span text:style-name="T59"> </text:span></text:span></text:p>
      <text:p text:style-name="P58"><text:span text:style-name="Teletype"><text:span text:style-name="T59"/></text:span></text:p>
      <text:p text:style-name="P59"><text:span text:style-name="Teletype"><text:span text:style-name="T86">Creating a group:</text:span></text:span></text:p>
      <text:p text:style-name="P59"><text:span text:style-name="Teletype"><text:span text:style-name="T60"/></text:span></text:p>
      <text:p text:style-name="P59"><text:span text:style-name="Teletype"><text:span text:style-name="T60">sudo groupadd class</text:span></text:span></text:p>
      <text:p text:style-name="P59"><text:span text:style-name="Teletype"><text:span text:style-name="T60"/></text:span></text:p>
      <text:p text:style-name="P60"><text:span text:style-name="Teletype"><text:span text:style-name="T87">Adding users to a group:</text:span></text:span></text:p>
      <text:p text:style-name="P60"><text:span text:style-name="Teletype"><text:span text:style-name="T61"/></text:span></text:p>
      <text:p text:style-name="P60"><text:span text:style-name="Teletype"><text:span text:style-name="T61">sudo adduser username groupname</text:span></text:span></text:p>
      <text:p text:style-name="P60"><text:span text:style-name="Teletype"><text:span text:style-name="T61"/></text:span></text:p>
      <text:p text:style-name="P61"><text:span text:style-name="Teletype"><text:span text:style-name="T88">Listing groups that a user belongs to:</text:span></text:span></text:p>
      <text:p text:style-name="P61"><text:span text:style-name="Teletype"><text:span text:style-name="T88"/></text:span></text:p>
      <text:p text:style-name="P61"><text:span text:style-name="Teletype"><text:span text:style-name="T62">groups username</text:span></text:span></text:p>
      <text:p text:style-name="P61"><text:span text:style-name="Teletype"><text:span text:style-name="T62"/></text:span></text:p>
      <text:p text:style-name="P62"><text:span text:style-name="Teletype"><text:span text:style-name="T89">Switching the usergroup to </text:span></text:span></text:p>
      <text:p text:style-name="P62"><text:span text:style-name="Teletype"><text:span text:style-name="T63"/></text:span></text:p>
      <text:p text:style-name="P61"><text:span text:style-name="Teletype"><text:span text:style-name="T62">sudo usermod -g class dan</text:span></text:span></text:p>
      <text:p text:style-name="P57"><text:span text:style-name="Teletype"><text:span text:style-name="T58"/></text:span></text:p>
      <text:p text:style-name="P57"><text:span text:style-name="Teletype"><text:span text:style-name="T58"/></text:span></text:p>
      <text:p text:style-name="P55"><text:span text:style-name="Teletype"><text:span text:style-name="T57"><text:tab/></text:span></text:span></text:p>
      <text:p text:style-name="P63"><text:span text:style-name="Teletype"><text:span text:style-name="T90">Now we can switch between users and access files as long as the user is in the same group.</text:span></text:span></text:p>
      <text:p text:style-name="P63"><text:span text:style-name="Teletype"><text:span text:style-name="T90"/></text:span></text:p>
      <text:p text:style-name="P64"><text:span text:style-name="Teletype"><text:span text:style-name="T91">Note: setting the x flag (executable) to a file allows us to create a custom command/</text:span></text:span><text:span text:style-name="Teletype"><text:span text:style-name="T92">executable file</text:span></text:span><text:span text:style-name="Teletype"><text:span text:style-name="T91">.</text:span></text:span></text:p>
      <text:p text:style-name="P64"><text:span text:style-name="Teletype"><text:span text:style-name="T91"/></text:span></text:p>
      <text:p text:style-name="P65"><text:span text:style-name="Teletype"><text:span text:style-name="T92">We can therefore create custom scripts inside plain text files (and run bash commands).</text:span></text:span></text:p>
      <text:p text:style-name="P65"><text:soft-page-break/><text:span text:style-name="Teletype"><text:span text:style-name="T92"/></text:span></text:p>
      <text:p text:style-name="P66"><text:span text:style-name="Teletype"><text:span text:style-name="T92"/></text:span></text:p>
      <text:p text:style-name="P66"><text:span text:style-name="Teletype"><text:span text:style-name="T92"/></text:span></text:p>
      <text:p text:style-name="P66"><text:span text:style-name="Teletype"><text:span text:style-name="T64">6</text:span></text:span><text:span text:style-name="Teletype"><text:span text:style-name="T128">th</text:span></text:span><text:span text:style-name="Teletype"><text:span text:style-name="T65"> </text:span></text:span><text:span text:style-name="Teletype"><text:span text:style-name="T56">of December</text:span></text:span><text:span text:style-name="Teletype"><text:span text:style-name="T54"> 2018</text:span></text:span></text:p>
      <text:p text:style-name="P66"><text:span text:style-name="Teletype"><text:span text:style-name="T54"/></text:span></text:p>
      <text:p text:style-name="P67"><text:span text:style-name="Teletype"><text:span text:style-name="T93"/></text:span></text:p>
      <text:p text:style-name="P68"><text:span text:style-name="Teletype"><text:span text:style-name="T94">Getting back to the groups from last time we missed a command to switch a file between groups:</text:span></text:span></text:p>
      <text:p text:style-name="P68"><text:span text:style-name="Teletype"><text:span text:style-name="T94"/></text:span></text:p>
      <text:p text:style-name="P68"><text:span text:style-name="Teletype"><text:span text:style-name="T66">chgrp newGroupName filename</text:span></text:span></text:p>
      <text:p text:style-name="P68"><text:span text:style-name="Teletype"><text:span text:style-name="T66"/></text:span></text:p>
      <text:p text:style-name="P68"><text:span text:style-name="Teletype"><text:span text:style-name="T94"/></text:span></text:p>
      <text:p text:style-name="P69"><text:span text:style-name="Teletype"><text:span text:style-name="T95">W</text:span></text:span><text:span text:style-name="Teletype"><text:span text:style-name="T93">e resume the last lesson by changing the rights of a given folder and trying to further see what can we do with that same folder.</text:span></text:span></text:p>
      <text:p text:style-name="P69"><text:span text:style-name="Teletype"><text:span text:style-name="T93"/></text:span></text:p>
      <text:p text:style-name="P69"><text:span text:style-name="Teletype"><text:span text:style-name="T95">When we remove the r flag on a directory</text:span></text:span></text:p>
      <text:p text:style-name="P69"><text:span text:style-name="Teletype"><text:span text:style-name="T95"><text:s/>- we cannot run any ls command INSIDE that directory</text:span></text:span></text:p>
      <text:p text:style-name="P69"><text:span text:style-name="Teletype"><text:span text:style-name="T95">When we remove the w flag on a directory</text:span></text:span></text:p>
      <text:p text:style-name="P69"><text:span text:style-name="Teletype"><text:span text:style-name="T95"><text:s/>- we cannot create any files or directories inside the given folder </text:span></text:span></text:p>
      <text:p text:style-name="P69"><text:span text:style-name="Teletype"><text:span text:style-name="T95">When we remove the x flag on a directory</text:span></text:span></text:p>
      <text:p text:style-name="P69"><text:span text:style-name="Teletype"><text:span text:style-name="T95"><text:s/>- we cannot even CHANGE/switch the current folder to our testing directory</text:span></text:span></text:p>
      <text:p text:style-name="P69"><text:span text:style-name="Teletype"><text:span text:style-name="T95"/></text:span></text:p>
      <text:p text:style-name="P69"><text:span text:style-name="Teletype"><text:span text:style-name="T95"/></text:span></text:p>
      <text:p text:style-name="P69"><text:span text:style-name="Teletype"><text:span text:style-name="T95"/></text:span></text:p>
      <text:p text:style-name="P70"><text:span text:style-name="Teletype"><text:span text:style-name="T96">The cat command:</text:span></text:span></text:p>
      <text:p text:style-name="P70"><text:span text:style-name="Teletype"><text:span text:style-name="T67">cat filename</text:span></text:span></text:p>
      <text:p text:style-name="P70"><text:span text:style-name="Teletype"><text:span text:style-name="T96">Shows the contents of a text file </text:span></text:span></text:p>
      <text:p text:style-name="P70"><text:span text:style-name="Teletype"><text:span text:style-name="T96"/></text:span></text:p>
      <text:p text:style-name="P70"><text:span text:style-name="Teletype"><text:span text:style-name="T96">The head command:</text:span></text:span></text:p>
      <text:p text:style-name="P70"><text:span text:style-name="Teletype"><text:span text:style-name="T67">head </text:span></text:span><text:span text:style-name="Teletype"><text:span text:style-name="T68">[</text:span></text:span><text:span text:style-name="Teletype"><text:span text:style-name="T67">-n</text:span></text:span><text:span text:style-name="Teletype"><text:span text:style-name="T68">]</text:span></text:span><text:span text:style-name="Teletype"><text:span text:style-name="T67"> filename</text:span></text:span></text:p>
      <text:p text:style-name="P70"><text:span text:style-name="Teletype"><text:span text:style-name="T96">Shows the first lines (by default 10) of a text file </text:span></text:span></text:p>
      <text:p text:style-name="P70"><text:span text:style-name="Teletype"><text:span text:style-name="T96">head</text:span></text:span></text:p>
      <text:p text:style-name="P71"><text:span text:style-name="Teletype"><text:span text:style-name="T97">The right paranthesis [] show that the parameter </text:span></text:span></text:p>
      <text:p text:style-name="P70"><text:span text:style-name="Teletype"><text:span text:style-name="T96"/></text:span></text:p>
      <text:p text:style-name="P72"><text:span text:style-name="Teletype"><text:span text:style-name="T96">The </text:span></text:span><text:span text:style-name="Teletype"><text:span text:style-name="T98">tail</text:span></text:span><text:span text:style-name="Teletype"><text:span text:style-name="T96"> command:</text:span></text:span></text:p>
      <text:p text:style-name="P72"><text:span text:style-name="Teletype"><text:span text:style-name="T69">tail</text:span></text:span><text:span text:style-name="Teletype"><text:span text:style-name="T67"> </text:span></text:span><text:span text:style-name="Teletype"><text:span text:style-name="T68">[</text:span></text:span><text:span text:style-name="Teletype"><text:span text:style-name="T67">-n</text:span></text:span><text:span text:style-name="Teletype"><text:span text:style-name="T68">]</text:span></text:span><text:span text:style-name="Teletype"><text:span text:style-name="T67"> filename</text:span></text:span></text:p>
      <text:p text:style-name="P72"><text:span text:style-name="Teletype"><text:span text:style-name="T96">Shows the </text:span></text:span><text:span text:style-name="Teletype"><text:span text:style-name="T98">last</text:span></text:span><text:span text:style-name="Teletype"><text:span text:style-name="T96"> lines (by default 10) of a text file </text:span></text:span></text:p>
      <text:p text:style-name="P72"><text:span text:style-name="Teletype"><text:span text:style-name="T96">head</text:span></text:span></text:p>
      <text:p text:style-name="P72"><text:span text:style-name="Teletype"><text:span text:style-name="T97">The right paranthesis [] show that the parameter </text:span></text:span></text:p>
      <text:p text:style-name="P72"><text:span text:style-name="Teletype"><text:span text:style-name="T96"/></text:span></text:p>
      <text:p text:style-name="P73"><text:span text:style-name="Teletype"><text:span text:style-name="T99">The sort command:</text:span></text:span></text:p>
      <text:p text:style-name="P73"><text:span text:style-name="Teletype"><text:span text:style-name="T70">sort filename </text:span></text:span></text:p>
      <text:p text:style-name="P73"><text:soft-page-break/><text:span text:style-name="Teletype"><text:span text:style-name="T99">Sorts the lines of the given filename in alphabetical order. </text:span></text:span></text:p>
      <text:p text:style-name="P73"><text:span text:style-name="Teletype"><text:span text:style-name="T99">We can use -r to switch our sorting to reversed order.</text:span></text:span></text:p>
      <text:p text:style-name="P74"><text:span text:style-name="Teletype"><text:span text:style-name="T100">Other options are available in the sort command and we can always use </text:span></text:span></text:p>
      <text:p text:style-name="P74"><text:span text:style-name="Teletype"><text:span text:style-name="T71">man sort </text:span></text:span></text:p>
      <text:p text:style-name="P75"><text:span text:style-name="Teletype"><text:span text:style-name="T100">to check all the available options.</text:span></text:span></text:p>
      <text:p text:style-name="P75"><text:span text:style-name="Teletype"><text:span text:style-name="T100"/></text:span></text:p>
      <text:p text:style-name="P75"><text:span text:style-name="Teletype"><text:span text:style-name="T72">10</text:span></text:span><text:span text:style-name="Teletype"><text:span text:style-name="T129">th</text:span></text:span><text:span text:style-name="Teletype"><text:span text:style-name="T56"> of December</text:span></text:span><text:span text:style-name="Teletype"><text:span text:style-name="T54"> 2018</text:span></text:span></text:p>
      <text:p text:style-name="P75"><text:span text:style-name="Teletype"><text:span text:style-name="T72"/></text:span></text:p>
      <text:p text:style-name="P76"><text:span text:style-name="Teletype"><text:span text:style-name="T101">We move on with the filters from Ryan’s Tutorial.</text:span></text:span></text:p>
      <text:p text:style-name="P76"><text:span text:style-name="Teletype"><text:span text:style-name="T101"/></text:span></text:p>
      <text:p text:style-name="P76"><text:span text:style-name="Teletype"><text:span text:style-name="T101">The last command was sort.</text:span></text:span></text:p>
      <text:p text:style-name="P76"><text:span text:style-name="Teletype"><text:span text:style-name="T101"/></text:span></text:p>
      <text:p text:style-name="P76"><text:span text:style-name="Teletype"><text:span text:style-name="T73">nl filename </text:span></text:span></text:p>
      <text:p text:style-name="P76"><text:span text:style-name="Teletype"><text:span text:style-name="T101">shows the contents of the text file with numbers in front of each line</text:span></text:span></text:p>
      <text:p text:style-name="P77"><text:span text:style-name="Teletype"><text:span text:style-name="T102">We have used two options for our nl command:</text:span></text:span></text:p>
      <text:p text:style-name="P77"><text:span text:style-name="Teletype"><text:span text:style-name="T102">-s adds characters after the number and before the text</text:span></text:span></text:p>
      <text:p text:style-name="P77"><text:span text:style-name="Teletype"><text:span text:style-name="T102">-w adds spaces in front of the number</text:span></text:span></text:p>
      <text:p text:style-name="P77"><text:span text:style-name="Teletype"><text:span text:style-name="T102"/></text:span></text:p>
      <text:p text:style-name="P78"><text:span text:style-name="Teletype"><text:span text:style-name="T74">wc filename</text:span></text:span></text:p>
      <text:p text:style-name="P78"><text:span text:style-name="Teletype"><text:span text:style-name="T74"/></text:span></text:p>
      <text:p text:style-name="P78"><text:span text:style-name="Teletype"><text:span text:style-name="T103">shows the number of words, lines and characters of a text file</text:span></text:span></text:p>
      <text:p text:style-name="P78"><text:span text:style-name="Teletype"><text:span text:style-name="T103">-w shows only the wordcount</text:span></text:span></text:p>
      <text:p text:style-name="P78"><text:span text:style-name="Teletype"><text:span text:style-name="T103">-l shows only the linecount</text:span></text:span></text:p>
      <text:p text:style-name="P78"><text:span text:style-name="Teletype"><text:span text:style-name="T103">-c shows only the charactercount</text:span></text:span></text:p>
      <text:p text:style-name="P78"><text:span text:style-name="Teletype"><text:span text:style-name="T103"/></text:span></text:p>
      <text:p text:style-name="P79"><text:span text:style-name="Teletype"><text:span text:style-name="T75">cut filename</text:span></text:span></text:p>
      <text:p text:style-name="P79"><text:span text:style-name="Teletype"><text:span text:style-name="T104">This command takes a text file and tries to cut its contents into COLUMNS.</text:span></text:span></text:p>
      <text:p text:style-name="P79"><text:span text:style-name="Teletype"><text:span text:style-name="T104">The columns separators can be specified using the option -d.</text:span></text:span></text:p>
      <text:p text:style-name="P79"><text:span text:style-name="Teletype"><text:span text:style-name="T104">The -f option allows us to display only the desired columns (using numbers)</text:span></text:span></text:p>
      <text:p text:style-name="P79"><text:span text:style-name="Teletype"><text:span text:style-name="T104"/></text:span></text:p>
      <text:p text:style-name="P79"><text:span text:style-name="Teletype"><text:span text:style-name="T104">example:</text:span></text:span></text:p>
      <text:p text:style-name="P79"><text:span text:style-name="Teletype"><text:span text:style-name="T104">cut -f 1 -d ‘ ‘ textFile</text:span></text:span></text:p>
      <text:p text:style-name="P79"><text:span text:style-name="Teletype"><text:span text:style-name="T104"/></text:span></text:p>
      <text:p text:style-name="P79"><text:span text:style-name="Teletype"><text:span text:style-name="T104">Will cut the textFile into columns separated by spaces and will display ONLY the first column.</text:span></text:span></text:p>
      <text:p text:style-name="P79"><text:span text:style-name="Teletype"><text:span text:style-name="T104"/></text:span></text:p>
      <text:p text:style-name="P80"><text:span text:style-name="Teletype"><text:span text:style-name="T76">sed ‘s/FindWhat/ReplaceWith/’ filename</text:span></text:span></text:p>
      <text:p text:style-name="P80"><text:span text:style-name="Teletype"><text:span text:style-name="T76"/></text:span></text:p>
      <text:p text:style-name="P81"><text:soft-page-break/><text:span text:style-name="Teletype"><text:span text:style-name="T105">The sed command above takes the input text filename and replaces all “FindWhat” with “ReplaceWith” and then shows the result on the screen.</text:span></text:span></text:p>
      <text:p text:style-name="P81"><text:span text:style-name="Teletype"><text:span text:style-name="T105">Note: the text file is NOT changed during this process.</text:span></text:span></text:p>
      <text:p text:style-name="P81"><text:span text:style-name="Teletype"><text:span text:style-name="T105"/></text:span></text:p>
      <text:p text:style-name="P82"><text:span text:style-name="Teletype"><text:span text:style-name="T77">uniq filename</text:span></text:span></text:p>
      <text:p text:style-name="P82"><text:span text:style-name="Teletype"><text:span text:style-name="T106">Shows a list of lines </text:span></text:span><text:span text:style-name="Teletype"><text:span text:style-name="T107">of a textfile</text:span></text:span><text:span text:style-name="Teletype"><text:span text:style-name="T106"> and all multiple occurrences are displayed ONCE.</text:span></text:span></text:p>
      <text:p text:style-name="P82"><text:span text:style-name="Teletype"><text:span text:style-name="T106"/></text:span></text:p>
      <text:p text:style-name="P82"><text:span text:style-name="Teletype"><text:span text:style-name="T106"/></text:span></text:p>
      <text:p text:style-name="P83"><text:span text:style-name="Teletype"><text:span text:style-name="T108">Regular expressions:</text:span></text:span></text:p>
      <text:p text:style-name="P83"><text:span text:style-name="Teletype"><text:span text:style-name="T108">Using egrep</text:span></text:span></text:p>
      <text:p text:style-name="P83"><text:span text:style-name="Teletype"><text:span text:style-name="T108"/></text:span></text:p>
      <text:p text:style-name="P83"><text:span text:style-name="Teletype"><text:span text:style-name="T108">We did use egrep to match a webaddres, </text:span></text:span><text:span text:style-name="Teletype"><text:span text:style-name="T109">and words that start with a t:</text:span></text:span></text:p>
      <text:p text:style-name="P83"><text:span text:style-name="Teletype"><text:span text:style-name="T109"/></text:span></text:p>
      <text:p text:style-name="P83"><text:span text:style-name="Teletype"><text:span text:style-name="T109">egrep 'www\.\S+' </text:span></text:span><text:span text:style-name="Teletype"><text:span text:style-name="T110">textFile</text:span></text:span></text:p>
      <text:p text:style-name="P84"><text:span text:style-name="Teletype"><text:span text:style-name="T110">Will search for occurrences of www. Followed by at least one NON space character (\S)</text:span></text:span></text:p>
      <text:p text:style-name="P84"><text:span text:style-name="Teletype"><text:span text:style-name="T110">egrep '\&lt;t\S*\&gt;' newFileToTest </text:span></text:span></text:p>
      <text:p text:style-name="P84"><text:span text:style-name="Teletype"><text:span text:style-name="T110">Will search for occurences of words starting with t</text:span></text:span></text:p>
      <text:p text:style-name="P84"><text:span text:style-name="Teletype"><text:span text:style-name="T110">Notes:</text:span></text:span></text:p>
      <text:p text:style-name="P84"><text:span text:style-name="Teletype"><text:span text:style-name="T110">- the \&lt; marks the beginning of a word</text:span></text:span></text:p>
      <text:p text:style-name="P84"><text:span text:style-name="Teletype"><text:span text:style-name="T110">- the \S marks any non space characters</text:span></text:span></text:p>
      <text:p text:style-name="P84"><text:span text:style-name="Teletype"><text:span text:style-name="T110">- the * means 0 or more occurences of the previous character</text:span></text:span></text:p>
      <text:p text:style-name="P84"><text:span text:style-name="Teletype"><text:span text:style-name="T110">- the \&gt; means end of the word = a space character</text:span></text:span></text:p>
      <text:p text:style-name="P84"><text:span text:style-name="Teletype"><text:span text:style-name="T110"/></text:span></text:p>
      <text:p text:style-name="P84"><text:span text:style-name="Teletype"><text:span text:style-name="T110"/></text:span></text:p>
      <text:p text:style-name="P84"><text:span text:style-name="Teletype"><text:span text:style-name="T110"/></text:span></text:p>
      <text:p text:style-name="P86"><text:span text:style-name="Teletype"><text:span text:style-name="T72">10</text:span></text:span><text:span text:style-name="Teletype"><text:span text:style-name="T129">th</text:span></text:span><text:span text:style-name="Teletype"><text:span text:style-name="T56"> of December</text:span></text:span><text:span text:style-name="Teletype"><text:span text:style-name="T54"> 2018</text:span></text:span></text:p>
      <text:p text:style-name="P84"><text:span text:style-name="Teletype"><text:span text:style-name="T110"/></text:span></text:p>
      <text:p text:style-name="P85"><text:span text:style-name="Teletype"><text:span text:style-name="T111">The -o switch for the egrep command will display all matched strings on separate lines</text:span></text:span></text:p>
      <text:p text:style-name="P85"><text:span text:style-name="Teletype"><text:span text:style-name="T111"/></text:span></text:p>
      <text:p text:style-name="P85"><text:span text:style-name="Teletype"><text:span text:style-name="T111"/></text:span></text:p>
      <text:p text:style-name="P85"><text:span text:style-name="Teletype"><text:span text:style-name="T111"/></text:span></text:p>
      <text:p text:style-name="P87"><text:span text:style-name="Teletype"><text:span text:style-name="T112">Piping and redirecting:</text:span></text:span></text:p>
      <text:p text:style-name="P87"><text:span text:style-name="Teletype"><text:span text:style-name="T112"/></text:span></text:p>
      <text:p text:style-name="P88"><text:span text:style-name="Teletype"><text:span text:style-name="T72">1</text:span></text:span><text:span text:style-name="Teletype"><text:span text:style-name="T78">7</text:span></text:span><text:span text:style-name="Teletype"><text:span text:style-name="T129">th</text:span></text:span><text:span text:style-name="Teletype"><text:span text:style-name="T56"> of December</text:span></text:span><text:span text:style-name="Teletype"><text:span text:style-name="T54"> 2018</text:span></text:span></text:p>
      <text:p text:style-name="P87"><text:span text:style-name="Teletype"><text:span text:style-name="T112"/></text:span></text:p>
      <text:p text:style-name="P88"><text:span text:style-name="Teletype"><text:span text:style-name="T113">This lesson has covered again what redirection is.</text:span></text:span></text:p>
      <text:p text:style-name="P88"><text:span text:style-name="Teletype"><text:span text:style-name="T113"/></text:span></text:p>
      <text:p text:style-name="P88"><text:span text:style-name="Teletype"><text:span text:style-name="T113"/></text:span></text:p>
      <text:p text:style-name="P88"><text:span text:style-name="Teletype"><text:span text:style-name="T113"/></text:span></text:p>
      <text:p text:style-name="P88"><text:soft-page-break/><text:span text:style-name="Teletype"><text:span text:style-name="T113">We have created a file with the output of the ls command:</text:span></text:span></text:p>
      <text:p text:style-name="P88"><text:span text:style-name="Teletype"><text:span text:style-name="T113">ls -l &gt; myFile</text:span></text:span></text:p>
      <text:p text:style-name="P88"><text:span text:style-name="Teletype"><text:span text:style-name="T113"/></text:span></text:p>
      <text:p text:style-name="P88"><text:span text:style-name="Teletype"><text:span text:style-name="T113">We can use any other command to redirect </text:span></text:span><text:span text:style-name="Teletype"><text:span text:style-name="T114">its output </text:span></text:span><text:span text:style-name="Teletype"><text:span text:style-name="T113">to a file instead of using the standard output (screen)</text:span></text:span></text:p>
      <text:p text:style-name="P88"><text:span text:style-name="Teletype"><text:span text:style-name="T113"/></text:span></text:p>
      <text:p text:style-name="P89"><text:span text:style-name="Teletype"><text:span text:style-name="T114">The next important operator we discovered is the piping (|) operator.</text:span></text:span></text:p>
      <text:p text:style-name="P89"><text:span text:style-name="Teletype"><text:span text:style-name="T114"/></text:span></text:p>
      <text:p text:style-name="P89"><text:span text:style-name="Teletype"><text:span text:style-name="T114">This allows one to redirect the output of a command to be the input of another command.</text:span></text:span></text:p>
      <text:p text:style-name="P89"><text:span text:style-name="Teletype"><text:span text:style-name="T114"/></text:span></text:p>
      <text:p text:style-name="P89"><text:span text:style-name="Teletype"><text:span text:style-name="T114">We used the piping operator to extract only certain lines from a text file.</text:span></text:span></text:p>
      <text:p text:style-name="P89"><text:span text:style-name="Teletype"><text:span text:style-name="T114"/></text:span></text:p>
      <text:p text:style-name="P89"><text:span text:style-name="Teletype"><text:span text:style-name="T114">We used for example:</text:span></text:span></text:p>
      <text:p text:style-name="P89"><text:span text:style-name="Teletype"><text:span text:style-name="T114"/></text:span></text:p>
      <text:p text:style-name="P89"><text:span text:style-name="Teletype"><text:span text:style-name="T114">head -6 names | tail -2</text:span></text:span></text:p>
      <text:p text:style-name="P89"><text:span text:style-name="Teletype"><text:span text:style-name="T114"/></text:span></text:p>
      <text:p text:style-name="P89"><text:span text:style-name="Teletype"><text:span text:style-name="T114">Which displayed only two lines of the text as selected by 6 and 2 (first select the first 6 lines and then only the last two of the result).</text:span></text:span></text:p>
      <text:p text:style-name="P89"><text:span text:style-name="Teletype"><text:span text:style-name="T114"/></text:span></text:p>
      <text:p text:style-name="P90"><text:span text:style-name="Teletype"><text:span text:style-name="T115">Next we run two commands in a single one, using the semicolon:</text:span></text:span></text:p>
      <text:p text:style-name="P90"><text:span text:style-name="Teletype"><text:span text:style-name="T115"/></text:span></text:p>
      <text:p text:style-name="P90"><text:span text:style-name="Teletype"><text:span text:style-name="T115">ls -l ; ls -l </text:span></text:span></text:p>
      <text:p text:style-name="P90"><text:span text:style-name="Teletype"><text:span text:style-name="T115">displays TWICE the result of the ls command.</text:span></text:span></text:p>
      <text:p text:style-name="P90"><text:span text:style-name="Teletype"><text:span text:style-name="T115">This was useful in the following test case:</text:span></text:span></text:p>
      <text:p text:style-name="P90"><text:span text:style-name="Teletype"><text:span text:style-name="T115"/></text:span></text:p>
      <text:p text:style-name="P90"><text:span text:style-name="Teletype"><text:span text:style-name="T115">Assuming we have a text file in the format:</text:span></text:span></text:p>
      <text:p text:style-name="P90"><text:span text:style-name="Teletype"><text:span text:style-name="T115"/></text:span></text:p>
      <text:p text:style-name="P90"><text:span text:style-name="Teletype"><text:span text:style-name="T115">“Header</text:span></text:span></text:p>
      <text:p text:style-name="P90"><text:span text:style-name="Teletype"><text:span text:style-name="T115"/></text:span></text:p>
      <text:p text:style-name="P90"><text:span text:style-name="Teletype"><text:span text:style-name="T115">John</text:span></text:span></text:p>
      <text:p text:style-name="P90"><text:span text:style-name="Teletype"><text:span text:style-name="T115">Wayne</text:span></text:span></text:p>
      <text:p text:style-name="P90"><text:span text:style-name="Teletype"><text:span text:style-name="T115">Alfa</text:span></text:span></text:p>
      <text:p text:style-name="P90"><text:span text:style-name="Teletype"><text:span text:style-name="T115">Omega</text:span></text:span></text:p>
      <text:p text:style-name="P90"><text:span text:style-name="Teletype"><text:span text:style-name="T115">“</text:span></text:span></text:p>
      <text:p text:style-name="P90"><text:span text:style-name="Teletype"><text:span text:style-name="T115"/></text:span></text:p>
      <text:p text:style-name="P90"><text:span text:style-name="Teletype"><text:span text:style-name="T115">And we would like to sort the contents of the file while keeping the Header in place.</text:span></text:span></text:p>
      <text:p text:style-name="P90"><text:span text:style-name="Teletype"><text:span text:style-name="T115"/></text:span></text:p>
      <text:p text:style-name="P90"><text:span text:style-name="Teletype"><text:span text:style-name="T115">We need to sort only the last n lines and print the header separately.</text:span></text:span></text:p>
      <text:p text:style-name="P90"><text:soft-page-break/><text:span text:style-name="Teletype"><text:span text:style-name="T115"/></text:span></text:p>
      <text:p text:style-name="P90"><text:span text:style-name="Teletype"><text:span text:style-name="T115">The command we used was:</text:span></text:span></text:p>
      <text:p text:style-name="P90"><text:span text:style-name="Teletype"><text:span text:style-name="T115"/></text:span></text:p>
      <text:p text:style-name="P90"><text:span text:style-name="Teletype"><text:span text:style-name="T115">head -1 file ; tail -4 | sort ;</text:span></text:span></text:p>
      <text:p text:style-name="P90"><text:span text:style-name="Teletype"><text:span text:style-name="T115"/></text:span></text:p>
      <text:p text:style-name="P90"><text:span text:style-name="Teletype"><text:span text:style-name="T115">This printed the header and the rest of the file sorted in a single output.</text:span></text:span></text:p>
      <text:p text:style-name="P90"><text:span text:style-name="Teletype"><text:span text:style-name="T115"/></text:span></text:p>
      <text:p text:style-name="P91"><text:span text:style-name="Teletype"><text:span text:style-name="T116">We also installed the Conky desktop manager in Ubuntu following this link:</text:span></text:span></text:p>
      <text:p text:style-name="P91"><text:a xlink:type="simple" xlink:href="https://askubuntu.com/questions/1038805/how-to-install-conky-manager-on-ubuntu-18-04" text:style-name="Internet_20_link" text:visited-style-name="Visited_20_Internet_20_Link"><text:span text:style-name="Teletype"><text:span text:style-name="T116">https://askubuntu.com/questions/1038805/how-to-install-conky-manager-on-ubuntu-18-04</text:span></text:span></text:a><text:span text:style-name="Teletype"><text:span text:style-name="T116"> </text:span></text:span></text:p>
      <text:p text:style-name="P91"><text:span text:style-name="Teletype"><text:span text:style-name="T116"/></text:span></text:p>
      <text:p text:style-name="P91"><text:span text:style-name="Teletype"><text:span text:style-name="T116"/></text:span></text:p>
      <text:p text:style-name="P92"><text:span text:style-name="Teletype"><text:span text:style-name="T117">Finally we created our first script that was listing only files or directories. We gave this script executable rights and ran it to display a modified version of ls, using piping and egrep to search for directory flags.</text:span></text:span></text:p>
      <text:p text:style-name="P92"><text:span text:style-name="Teletype"><text:span text:style-name="T117"/></text:span></text:p>
      <text:p text:style-name="P92"><text:span text:style-name="Teletype"><text:span text:style-name="T117"/></text:span></text:p>
      <text:p text:style-name="P90"><text:span text:style-name="Teletype"><text:span text:style-name="T115"/></text:span></text:p>
      <text:p text:style-name="P90"><text:span text:style-name="Teletype"><text:span text:style-name="T1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09:12:19.501332565</meta:creation-date>
    <dc:date>2018-12-17T11:59:07.342721187</dc:date>
    <meta:editing-duration>PT11H50M17S</meta:editing-duration>
    <meta:editing-cycles>107</meta:editing-cycles>
    <meta:generator>LibreOffice/6.0.7.3$Linux_X86_64 LibreOffice_project/00m0$Build-3</meta:generator>
    <meta:document-statistic meta:table-count="0" meta:image-count="0" meta:object-count="0" meta:page-count="12" meta:paragraph-count="296" meta:word-count="2638" meta:character-count="15460" meta:non-whitespace-character-count="13028"/>
  </office:meta>
</office:document-meta>
</file>